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officeooo:paragraph-rsid="000788e5" style:font-size-asian="10.5pt" style:font-weight-asian="normal" style:font-weight-complex="normal"/>
    </style:style>
    <style:style style:name="P2" style:family="paragraph" style:parent-style-name="Standard">
      <style:text-properties fo:font-weight="normal" officeooo:paragraph-rsid="0009181f" style:font-size-asian="10.5pt" style:font-weight-asian="normal" style:font-weight-complex="normal"/>
    </style:style>
    <style:style style:name="P3" style:family="paragraph" style:parent-style-name="Standard">
      <style:text-properties fo:font-weight="normal" officeooo:paragraph-rsid="002bbc09" style:font-weight-asian="normal" style:font-weight-complex="normal"/>
    </style:style>
    <style:style style:name="P4" style:family="paragraph" style:parent-style-name="Standard">
      <style:text-properties fo:font-size="14pt" fo:font-weight="bold" officeooo:rsid="0006497b" officeooo:paragraph-rsid="0039d9df" style:font-size-asian="14pt" style:font-weight-asian="bold" style:font-size-complex="14pt" style:font-weight-complex="bold"/>
    </style:style>
    <style:style style:name="P5" style:family="paragraph" style:parent-style-name="Standard">
      <style:text-properties fo:font-size="14pt" fo:font-weight="bold" officeooo:rsid="000788e5" officeooo:paragraph-rsid="000788e5" style:font-size-asian="14pt" style:font-weight-asian="bold" style:font-size-complex="14pt" style:font-weight-complex="bold"/>
    </style:style>
    <style:style style:name="P6" style:family="paragraph" style:parent-style-name="Standard">
      <style:text-properties fo:font-size="14pt" fo:font-style="normal" fo:font-weight="bold" officeooo:rsid="002b69e1" officeooo:paragraph-rsid="002b69e1" style:font-size-asian="14pt" style:font-style-asian="normal" style:font-weight-asian="bold" style:font-size-complex="14pt" style:font-style-complex="normal" style:font-weight-complex="bold"/>
    </style:style>
    <style:style style:name="P7" style:family="paragraph" style:parent-style-name="Standard">
      <style:text-properties fo:font-size="14pt" fo:font-style="normal" fo:font-weight="bold" officeooo:rsid="0032ed7b" officeooo:paragraph-rsid="0032ed7b" style:font-size-asian="14pt" style:font-style-asian="normal" style:font-weight-asian="bold" style:font-size-complex="14pt" style:font-style-complex="normal" style:font-weight-complex="bold"/>
    </style:style>
    <style:style style:name="P8" style:family="paragraph" style:parent-style-name="Standard">
      <style:text-properties fo:font-weight="bold" officeooo:rsid="0006497b" officeooo:paragraph-rsid="0006497b" style:font-weight-asian="bold" style:font-weight-complex="bold"/>
    </style:style>
    <style:style style:name="P9" style:family="paragraph" style:parent-style-name="Standard" style:list-style-name="L1">
      <style:text-properties fo:font-weight="bold" officeooo:paragraph-rsid="0013f4fb" style:font-weight-asian="bold" style:font-weight-complex="bold"/>
    </style:style>
    <style:style style:name="P10" style:family="paragraph" style:parent-style-name="Standard" style:list-style-name="L1">
      <style:text-properties fo:font-weight="bold" officeooo:paragraph-rsid="000c62fb" style:font-weight-asian="bold" style:font-weight-complex="bold"/>
    </style:style>
    <style:style style:name="P11" style:family="paragraph" style:parent-style-name="Standard" style:list-style-name="L2">
      <style:text-properties fo:font-weight="bold" officeooo:paragraph-rsid="001971bc" style:font-weight-asian="bold" style:font-weight-complex="bold"/>
    </style:style>
    <style:style style:name="P12" style:family="paragraph" style:parent-style-name="Standard" style:list-style-name="L2">
      <style:text-properties fo:font-weight="bold" officeooo:paragraph-rsid="001d4aed" style:font-weight-asian="bold" style:font-weight-complex="bold"/>
    </style:style>
    <style:style style:name="P13" style:family="paragraph" style:parent-style-name="Standard" style:list-style-name="L2">
      <style:text-properties fo:font-weight="bold" officeooo:paragraph-rsid="0022b340" style:font-weight-asian="bold" style:font-weight-complex="bold"/>
    </style:style>
    <style:style style:name="P14" style:family="paragraph" style:parent-style-name="Standard" style:list-style-name="L2">
      <style:text-properties fo:font-weight="bold" officeooo:paragraph-rsid="0027cd46" style:font-weight-asian="bold" style:font-weight-complex="bold"/>
    </style:style>
    <style:style style:name="P15" style:family="paragraph" style:parent-style-name="Standard" style:list-style-name="L2">
      <style:text-properties fo:font-weight="bold" officeooo:paragraph-rsid="0028e587" style:font-weight-asian="bold" style:font-weight-complex="bold"/>
    </style:style>
    <style:style style:name="P16" style:family="paragraph" style:parent-style-name="Standard" style:list-style-name="L2">
      <style:text-properties fo:font-weight="bold" officeooo:paragraph-rsid="0029621d" style:font-weight-asian="bold" style:font-weight-complex="bold"/>
    </style:style>
    <style:style style:name="P17" style:family="paragraph" style:parent-style-name="Standard" style:list-style-name="L3">
      <style:text-properties fo:font-weight="bold" officeooo:paragraph-rsid="002c364a" style:font-weight-asian="bold" style:font-weight-complex="bold"/>
    </style:style>
    <style:style style:name="P18" style:family="paragraph" style:parent-style-name="Standard" style:list-style-name="L3">
      <style:text-properties fo:font-weight="bold" officeooo:paragraph-rsid="002f8357" style:font-weight-asian="bold" style:font-weight-complex="bold"/>
    </style:style>
    <style:style style:name="P19" style:family="paragraph" style:parent-style-name="Standard" style:list-style-name="L4">
      <style:text-properties fo:font-weight="bold" officeooo:paragraph-rsid="0032ed7b" style:font-weight-asian="bold" style:font-weight-complex="bold"/>
    </style:style>
    <style:style style:name="P20" style:family="paragraph" style:parent-style-name="Standard" style:list-style-name="L4">
      <style:text-properties fo:font-weight="bold" officeooo:paragraph-rsid="0036ef6a" style:font-weight-asian="bold" style:font-weight-complex="bold"/>
    </style:style>
    <style:style style:name="P21" style:family="paragraph" style:parent-style-name="Standard">
      <style:text-properties fo:font-weight="bold" officeooo:rsid="000788e5" officeooo:paragraph-rsid="000788e5" style:font-size-asian="10.5pt" style:font-weight-asian="bold" style:font-weight-complex="bold"/>
    </style:style>
    <style:style style:name="P22" style:family="paragraph" style:parent-style-name="Standard">
      <style:text-properties fo:font-weight="normal" officeooo:rsid="000788e5" officeooo:paragraph-rsid="000788e5" style:font-size-asian="10.5pt" style:font-weight-asian="normal" style:font-weight-complex="normal"/>
    </style:style>
    <style:style style:name="P23" style:family="paragraph" style:parent-style-name="Standard" style:list-style-name="L2">
      <style:text-properties fo:font-weight="normal" officeooo:paragraph-rsid="0013f4fb" style:font-weight-asian="normal" style:font-weight-complex="normal"/>
    </style:style>
    <style:style style:name="P24" style:family="paragraph" style:parent-style-name="Standard" style:list-style-name="L2">
      <style:text-properties fo:font-weight="normal" officeooo:paragraph-rsid="0015b223" style:font-weight-asian="normal" style:font-weight-complex="normal"/>
    </style:style>
    <style:style style:name="P25" style:family="paragraph" style:parent-style-name="Standard" style:list-style-name="L2">
      <style:text-properties fo:font-weight="normal" officeooo:paragraph-rsid="001afc60" style:font-weight-asian="normal" style:font-weight-complex="normal"/>
    </style:style>
    <style:style style:name="P26" style:family="paragraph" style:parent-style-name="Standard" style:list-style-name="L2">
      <style:text-properties fo:font-weight="normal" officeooo:paragraph-rsid="002077ac" style:font-weight-asian="normal" style:font-weight-complex="normal"/>
    </style:style>
    <style:style style:name="P27" style:family="paragraph" style:parent-style-name="Standard" style:list-style-name="L2">
      <style:text-properties fo:font-weight="normal" officeooo:paragraph-rsid="0027cd46" style:font-weight-asian="normal" style:font-weight-complex="normal"/>
    </style:style>
    <style:style style:name="P28" style:family="paragraph" style:parent-style-name="Standard" style:list-style-name="L2">
      <style:text-properties fo:font-weight="normal" officeooo:paragraph-rsid="0027e872" style:font-weight-asian="normal" style:font-weight-complex="normal"/>
    </style:style>
    <style:style style:name="P29" style:family="paragraph" style:parent-style-name="Standard" style:list-style-name="L4">
      <style:text-properties fo:font-weight="normal" officeooo:paragraph-rsid="00363d1c" style:font-weight-asian="normal" style:font-weight-complex="normal"/>
    </style:style>
    <style:style style:name="P30" style:family="paragraph" style:parent-style-name="Standard" style:list-style-name="L4">
      <style:text-properties fo:font-weight="normal" officeooo:paragraph-rsid="0037af8c" style:font-weight-asian="normal" style:font-weight-complex="normal"/>
    </style:style>
    <style:style style:name="P31" style:family="paragraph" style:parent-style-name="Standard" style:list-style-name="L4">
      <style:text-properties fo:font-weight="normal" officeooo:paragraph-rsid="003827f8" style:font-weight-asian="normal" style:font-weight-complex="normal"/>
    </style:style>
    <style:style style:name="P32" style:family="paragraph" style:parent-style-name="Standard">
      <style:text-properties fo:font-style="normal" fo:font-weight="normal" officeooo:rsid="000a87db" officeooo:paragraph-rsid="0009181f" style:font-size-asian="10.5pt" style:font-style-asian="normal" style:font-weight-asian="normal" style:font-style-complex="normal" style:font-weight-complex="normal"/>
    </style:style>
    <style:style style:name="P33" style:family="paragraph" style:parent-style-name="Standard" style:list-style-name="L1">
      <style:text-properties fo:font-style="normal" fo:font-weight="normal" officeooo:rsid="000b18cb" officeooo:paragraph-rsid="000b18cb" style:font-size-asian="10.5pt" style:font-style-asian="normal" style:font-weight-asian="normal" style:font-style-complex="normal" style:font-weight-complex="normal"/>
    </style:style>
    <style:style style:name="P34" style:family="paragraph" style:parent-style-name="Standard">
      <style:text-properties fo:font-style="normal" fo:font-weight="normal" officeooo:rsid="000b18cb" officeooo:paragraph-rsid="000b18cb" style:font-size-asian="10.5pt" style:font-style-asian="normal" style:font-weight-asian="normal" style:font-style-complex="normal" style:font-weight-complex="normal"/>
    </style:style>
    <style:style style:name="P35" style:family="paragraph" style:parent-style-name="Standard">
      <style:text-properties fo:font-style="normal" fo:font-weight="normal" officeooo:rsid="000b18cb" officeooo:paragraph-rsid="001d4aed" style:font-size-asian="10.5pt" style:font-style-asian="normal" style:font-weight-asian="normal" style:font-style-complex="normal" style:font-weight-complex="normal"/>
    </style:style>
    <style:style style:name="P36" style:family="paragraph" style:parent-style-name="Standard" style:list-style-name="L1">
      <style:text-properties fo:font-style="normal" fo:font-weight="normal" officeooo:rsid="000e46f3" officeooo:paragraph-rsid="000c62fb" style:font-size-asian="10.5pt" style:font-style-asian="normal" style:font-weight-asian="normal" style:font-style-complex="normal" style:font-weight-complex="normal"/>
    </style:style>
    <style:style style:name="P37" style:family="paragraph" style:parent-style-name="Standard" style:list-style-name="L1">
      <style:text-properties fo:font-style="normal" fo:font-weight="normal" officeooo:rsid="000e94ba" officeooo:paragraph-rsid="000c62fb" style:font-size-asian="10.5pt" style:font-style-asian="normal" style:font-weight-asian="normal" style:font-style-complex="normal" style:font-weight-complex="normal"/>
    </style:style>
    <style:style style:name="P38" style:family="paragraph" style:parent-style-name="Standard" style:list-style-name="L1">
      <style:text-properties fo:font-style="normal" fo:font-weight="normal" officeooo:rsid="000ea771" officeooo:paragraph-rsid="000c62fb" style:font-size-asian="10.5pt" style:font-style-asian="normal" style:font-weight-asian="normal" style:font-style-complex="normal" style:font-weight-complex="normal"/>
    </style:style>
    <style:style style:name="P39" style:family="paragraph" style:parent-style-name="Standard" style:list-style-name="L1">
      <style:text-properties fo:font-style="normal" fo:font-weight="normal" officeooo:rsid="000f4af1" officeooo:paragraph-rsid="000c62fb" style:font-size-asian="10.5pt" style:font-style-asian="normal" style:font-weight-asian="normal" style:font-style-complex="normal" style:font-weight-complex="normal"/>
    </style:style>
    <style:style style:name="P40" style:family="paragraph" style:parent-style-name="Standard" style:list-style-name="L1">
      <style:text-properties fo:font-style="normal" fo:font-weight="normal" officeooo:rsid="000f4af1" officeooo:paragraph-rsid="000f4af1" style:font-size-asian="10.5pt" style:font-style-asian="normal" style:font-weight-asian="normal" style:font-style-complex="normal" style:font-weight-complex="normal"/>
    </style:style>
    <style:style style:name="P41" style:family="paragraph" style:parent-style-name="Standard" style:list-style-name="L2">
      <style:text-properties fo:font-style="normal" fo:font-weight="normal" officeooo:rsid="0013f4fb" officeooo:paragraph-rsid="0013f4fb" style:font-size-asian="10.5pt" style:font-style-asian="normal" style:font-weight-asian="normal" style:font-style-complex="normal" style:font-weight-complex="normal"/>
    </style:style>
    <style:style style:name="P42" style:family="paragraph" style:parent-style-name="Standard" style:list-style-name="L2">
      <style:text-properties fo:font-style="normal" fo:font-weight="normal" officeooo:rsid="0013f4fb" officeooo:paragraph-rsid="001971bc" style:font-size-asian="10.5pt" style:font-style-asian="normal" style:font-weight-asian="normal" style:font-style-complex="normal" style:font-weight-complex="normal"/>
    </style:style>
    <style:style style:name="P43" style:family="paragraph" style:parent-style-name="Standard" style:list-style-name="L2">
      <style:text-properties fo:font-style="normal" fo:font-weight="normal" officeooo:rsid="0013f4fb" officeooo:paragraph-rsid="001d4aed" style:font-size-asian="10.5pt" style:font-style-asian="normal" style:font-weight-asian="normal" style:font-style-complex="normal" style:font-weight-complex="normal"/>
    </style:style>
    <style:style style:name="P44" style:family="paragraph" style:parent-style-name="Standard">
      <style:text-properties fo:font-style="normal" fo:font-weight="normal" officeooo:rsid="0015b223" officeooo:paragraph-rsid="0013f4fb" style:font-size-asian="10.5pt" style:font-style-asian="normal" style:font-weight-asian="normal" style:font-style-complex="normal" style:font-weight-complex="normal"/>
    </style:style>
    <style:style style:name="P45" style:family="paragraph" style:parent-style-name="Standard" style:list-style-name="L2">
      <style:text-properties fo:font-style="normal" fo:font-weight="normal" officeooo:rsid="0015b223" officeooo:paragraph-rsid="0015b223" style:font-size-asian="10.5pt" style:font-style-asian="normal" style:font-weight-asian="normal" style:font-style-complex="normal" style:font-weight-complex="normal"/>
    </style:style>
    <style:style style:name="P46" style:family="paragraph" style:parent-style-name="Standard">
      <style:text-properties fo:font-style="normal" fo:font-weight="normal" officeooo:rsid="0015b223" officeooo:paragraph-rsid="0015b223" style:font-size-asian="10.5pt" style:font-style-asian="normal" style:font-weight-asian="normal" style:font-style-complex="normal" style:font-weight-complex="normal"/>
    </style:style>
    <style:style style:name="P47" style:family="paragraph" style:parent-style-name="Standard" style:list-style-name="L2">
      <style:text-properties fo:font-style="normal" fo:font-weight="normal" officeooo:rsid="0016877d" officeooo:paragraph-rsid="0016877d" style:font-size-asian="10.5pt" style:font-style-asian="normal" style:font-weight-asian="normal" style:font-style-complex="normal" style:font-weight-complex="normal"/>
    </style:style>
    <style:style style:name="P48" style:family="paragraph" style:parent-style-name="Standard">
      <style:text-properties fo:font-style="normal" fo:font-weight="normal" officeooo:rsid="0016877d" officeooo:paragraph-rsid="0016877d" style:font-size-asian="10.5pt" style:font-style-asian="normal" style:font-weight-asian="normal" style:font-style-complex="normal" style:font-weight-complex="normal"/>
    </style:style>
    <style:style style:name="P49" style:family="paragraph" style:parent-style-name="Standard">
      <style:text-properties fo:font-style="normal" fo:font-weight="normal" officeooo:rsid="0016877d" officeooo:paragraph-rsid="001afc60" style:font-size-asian="10.5pt" style:font-style-asian="normal" style:font-weight-asian="normal" style:font-style-complex="normal" style:font-weight-complex="normal"/>
    </style:style>
    <style:style style:name="P50" style:family="paragraph" style:parent-style-name="Standard" style:list-style-name="L2">
      <style:text-properties fo:font-style="normal" fo:font-weight="normal" officeooo:rsid="0018e05e" officeooo:paragraph-rsid="00177bdc" style:font-size-asian="10.5pt" style:font-style-asian="normal" style:font-weight-asian="normal" style:font-style-complex="normal" style:font-weight-complex="normal"/>
    </style:style>
    <style:style style:name="P51" style:family="paragraph" style:parent-style-name="Standard" style:list-style-name="L2">
      <style:text-properties fo:font-style="normal" fo:font-weight="normal" officeooo:rsid="001971bc" officeooo:paragraph-rsid="001971bc" style:font-size-asian="10.5pt" style:font-style-asian="normal" style:font-weight-asian="normal" style:font-style-complex="normal" style:font-weight-complex="normal"/>
    </style:style>
    <style:style style:name="P52" style:family="paragraph" style:parent-style-name="Standard" style:list-style-name="L2">
      <style:text-properties fo:font-style="normal" fo:font-weight="normal" officeooo:rsid="002077ac" officeooo:paragraph-rsid="002077ac" style:font-size-asian="10.5pt" style:font-style-asian="normal" style:font-weight-asian="normal" style:font-style-complex="normal" style:font-weight-complex="normal"/>
    </style:style>
    <style:style style:name="P53" style:family="paragraph" style:parent-style-name="Standard">
      <style:text-properties fo:font-style="normal" fo:font-weight="normal" officeooo:rsid="002077ac" officeooo:paragraph-rsid="002077ac" style:font-size-asian="10.5pt" style:font-style-asian="normal" style:font-weight-asian="normal" style:font-style-complex="normal" style:font-weight-complex="normal"/>
    </style:style>
    <style:style style:name="P54" style:family="paragraph" style:parent-style-name="Standard" style:list-style-name="L2">
      <style:text-properties fo:font-style="normal" fo:font-weight="normal" officeooo:rsid="0025f8d2" officeooo:paragraph-rsid="0022b340" style:font-size-asian="10.5pt" style:font-style-asian="normal" style:font-weight-asian="normal" style:font-style-complex="normal" style:font-weight-complex="normal"/>
    </style:style>
    <style:style style:name="P55" style:family="paragraph" style:parent-style-name="Standard" style:list-style-name="L2">
      <style:text-properties fo:font-style="normal" fo:font-weight="normal" officeooo:rsid="0027cd46" officeooo:paragraph-rsid="0027cd46" style:font-size-asian="10.5pt" style:font-style-asian="normal" style:font-weight-asian="normal" style:font-style-complex="normal" style:font-weight-complex="normal"/>
    </style:style>
    <style:style style:name="P56" style:family="paragraph" style:parent-style-name="Standard">
      <style:text-properties fo:font-style="normal" fo:font-weight="normal" officeooo:rsid="0027cd46" officeooo:paragraph-rsid="0027cd46" style:font-size-asian="10.5pt" style:font-style-asian="normal" style:font-weight-asian="normal" style:font-style-complex="normal" style:font-weight-complex="normal"/>
    </style:style>
    <style:style style:name="P57" style:family="paragraph" style:parent-style-name="Standard" style:list-style-name="L2">
      <style:text-properties fo:font-style="normal" fo:font-weight="normal" officeooo:rsid="0027e872" officeooo:paragraph-rsid="0027e872" style:font-size-asian="10.5pt" style:font-style-asian="normal" style:font-weight-asian="normal" style:font-style-complex="normal" style:font-weight-complex="normal"/>
    </style:style>
    <style:style style:name="P58" style:family="paragraph" style:parent-style-name="Standard">
      <style:text-properties fo:font-style="normal" fo:font-weight="normal" officeooo:rsid="0009181f" officeooo:paragraph-rsid="0009181f" style:font-size-asian="10.5pt" style:font-style-asian="normal" style:font-weight-asian="normal" style:font-style-complex="normal" style:font-weight-complex="normal"/>
    </style:style>
    <style:style style:name="P59" style:family="paragraph" style:parent-style-name="Standard" style:list-style-name="L2">
      <style:text-properties fo:font-style="normal" fo:font-weight="normal" officeooo:rsid="0028e587" officeooo:paragraph-rsid="0028e587" style:font-size-asian="10.5pt" style:font-style-asian="normal" style:font-weight-asian="normal" style:font-style-complex="normal" style:font-weight-complex="normal"/>
    </style:style>
    <style:style style:name="P60" style:family="paragraph" style:parent-style-name="Standard" style:list-style-name="L2">
      <style:text-properties fo:font-style="normal" fo:font-weight="normal" officeooo:rsid="0029621d" officeooo:paragraph-rsid="0028e587" style:font-size-asian="10.5pt"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2a20b9" officeooo:paragraph-rsid="0028e587" style:font-size-asian="10.5pt" style:font-style-asian="normal" style:font-weight-asian="normal" style:font-style-complex="normal" style:font-weight-complex="normal"/>
    </style:style>
    <style:style style:name="P62" style:family="paragraph" style:parent-style-name="Standard">
      <style:text-properties fo:font-style="normal" fo:font-weight="normal" officeooo:rsid="002a20b9" officeooo:paragraph-rsid="0029621d" style:font-size-asian="10.5pt"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2adb1b" officeooo:paragraph-rsid="002adb1b" style:font-size-asian="10.5pt" style:font-style-asian="normal" style:font-weight-asian="normal" style:font-style-complex="normal" style:font-weight-complex="normal"/>
    </style:style>
    <style:style style:name="P64" style:family="paragraph" style:parent-style-name="Standard">
      <style:text-properties fo:font-style="normal" fo:font-weight="normal" officeooo:rsid="002adb1b" officeooo:paragraph-rsid="002adb1b" style:font-size-asian="10.5pt" style:font-style-asian="normal" style:font-weight-asian="normal" style:font-style-complex="normal" style:font-weight-complex="normal"/>
    </style:style>
    <style:style style:name="P65" style:family="paragraph" style:parent-style-name="Standard">
      <style:text-properties fo:font-style="normal" fo:font-weight="normal" officeooo:rsid="002b69e1" officeooo:paragraph-rsid="002b69e1" style:font-size-asian="10.5pt" style:font-style-asian="normal" style:font-weight-asian="normal" style:font-style-complex="normal" style:font-weight-complex="normal"/>
    </style:style>
    <style:style style:name="P66" style:family="paragraph" style:parent-style-name="Standard">
      <style:text-properties fo:font-style="normal" fo:font-weight="normal" officeooo:rsid="002c364a" officeooo:paragraph-rsid="002bbc09" style:font-size-asian="10.5pt" style:font-style-asian="normal" style:font-weight-asian="normal" style:font-style-complex="normal" style:font-weight-complex="normal"/>
    </style:style>
    <style:style style:name="P67" style:family="paragraph" style:parent-style-name="Standard" style:list-style-name="L3">
      <style:text-properties fo:font-style="normal" fo:font-weight="normal" officeooo:rsid="002dba5a" officeooo:paragraph-rsid="002c364a" style:font-size-asian="10.5pt" style:font-style-asian="normal" style:font-weight-asian="normal" style:font-style-complex="normal" style:font-weight-complex="normal"/>
    </style:style>
    <style:style style:name="P68" style:family="paragraph" style:parent-style-name="Standard" style:list-style-name="L3">
      <style:text-properties fo:font-style="normal" fo:font-weight="normal" officeooo:rsid="002e2536" officeooo:paragraph-rsid="002e2536" style:font-size-asian="10.5pt" style:font-style-asian="normal" style:font-weight-asian="normal" style:font-style-complex="normal" style:font-weight-complex="normal"/>
    </style:style>
    <style:style style:name="P69" style:family="paragraph" style:parent-style-name="Standard" style:list-style-name="L3">
      <style:text-properties fo:font-style="normal" fo:font-weight="normal" officeooo:rsid="002e2536" officeooo:paragraph-rsid="002c364a" style:font-size-asian="10.5pt" style:font-style-asian="normal" style:font-weight-asian="normal" style:font-style-complex="normal" style:font-weight-complex="normal"/>
    </style:style>
    <style:style style:name="P70" style:family="paragraph" style:parent-style-name="Standard" style:list-style-name="L3">
      <style:text-properties fo:font-style="normal" fo:font-weight="normal" officeooo:rsid="00300e0d" officeooo:paragraph-rsid="002c364a" style:font-size-asian="10.5pt" style:font-style-asian="normal" style:font-weight-asian="normal" style:font-style-complex="normal" style:font-weight-complex="normal"/>
    </style:style>
    <style:style style:name="P71" style:family="paragraph" style:parent-style-name="Standard" style:list-style-name="L3">
      <style:text-properties fo:font-style="normal" fo:font-weight="normal" officeooo:rsid="00300e0d" officeooo:paragraph-rsid="00300e0d" style:font-size-asian="10.5pt" style:font-style-asian="normal" style:font-weight-asian="normal" style:font-style-complex="normal" style:font-weight-complex="normal"/>
    </style:style>
    <style:style style:name="P72" style:family="paragraph" style:parent-style-name="Standard">
      <style:text-properties fo:font-style="normal" fo:font-weight="normal" officeooo:rsid="00300e0d" officeooo:paragraph-rsid="00300e0d" style:font-size-asian="10.5pt" style:font-style-asian="normal" style:font-weight-asian="normal" style:font-style-complex="normal" style:font-weight-complex="normal"/>
    </style:style>
    <style:style style:name="P73" style:family="paragraph" style:parent-style-name="Standard">
      <style:text-properties fo:font-style="normal" fo:font-weight="normal" officeooo:rsid="0032ed7b" officeooo:paragraph-rsid="0032ed7b" style:font-size-asian="10.5pt" style:font-style-asian="normal" style:font-weight-asian="normal" style:font-style-complex="normal" style:font-weight-complex="normal"/>
    </style:style>
    <style:style style:name="P74" style:family="paragraph" style:parent-style-name="Standard" style:list-style-name="L4">
      <style:text-properties fo:font-style="normal" fo:font-weight="normal" officeooo:rsid="0032ed7b" officeooo:paragraph-rsid="0035fed7" style:font-size-asian="10.5pt" style:font-style-asian="normal" style:font-weight-asian="normal" style:font-style-complex="normal" style:font-weight-complex="normal"/>
    </style:style>
    <style:style style:name="P75" style:family="paragraph" style:parent-style-name="Standard">
      <style:text-properties fo:font-style="normal" fo:font-weight="normal" officeooo:rsid="0032ed7b" officeooo:paragraph-rsid="0035fed7" style:font-size-asian="10.5pt" style:font-style-asian="normal" style:font-weight-asian="normal" style:font-style-complex="normal" style:font-weight-complex="normal"/>
    </style:style>
    <style:style style:name="P76" style:family="paragraph" style:parent-style-name="Standard" style:list-style-name="L2">
      <style:text-properties fo:font-style="normal" fo:font-weight="normal" officeooo:rsid="002a20b9" officeooo:paragraph-rsid="002a20b9" style:font-size-asian="10.5pt" style:font-style-asian="normal" style:font-weight-asian="normal" style:font-style-complex="normal" style:font-weight-complex="bold"/>
    </style:style>
    <style:style style:name="P77" style:family="paragraph" style:parent-style-name="Standard" style:list-style-name="L1">
      <style:text-properties fo:font-style="normal" fo:font-weight="bold" officeooo:rsid="000b18cb" officeooo:paragraph-rsid="000b18cb" style:font-size-asian="10.5pt" style:font-style-asian="normal" style:font-weight-asian="bold" style:font-style-complex="normal" style:font-weight-complex="bold"/>
    </style:style>
    <style:style style:name="P78" style:family="paragraph" style:parent-style-name="Standard" style:list-style-name="L1">
      <style:text-properties fo:font-style="normal" fo:font-weight="bold" officeooo:rsid="0013f4fb" officeooo:paragraph-rsid="0013f4fb" style:font-size-asian="10.5pt" style:font-style-asian="normal" style:font-weight-asian="bold" style:font-style-complex="normal" style:font-weight-complex="bold"/>
    </style:style>
    <style:style style:name="P79" style:family="paragraph" style:parent-style-name="Standard" style:list-style-name="L2">
      <style:text-properties fo:font-style="normal" fo:font-weight="bold" officeooo:rsid="0013f4fb" officeooo:paragraph-rsid="0013f4fb" style:font-size-asian="10.5pt" style:font-style-asian="normal" style:font-weight-asian="bold" style:font-style-complex="normal" style:font-weight-complex="bold"/>
    </style:style>
    <style:style style:name="P80" style:family="paragraph" style:parent-style-name="Standard" style:list-style-name="L2">
      <style:text-properties fo:font-style="normal" fo:font-weight="bold" officeooo:rsid="0013f4fb" officeooo:paragraph-rsid="001d4aed" style:font-size-asian="10.5pt" style:font-style-asian="normal" style:font-weight-asian="bold" style:font-style-complex="normal" style:font-weight-complex="bold"/>
    </style:style>
    <style:style style:name="P81" style:family="paragraph" style:parent-style-name="Standard" style:list-style-name="L1">
      <style:text-properties fo:font-style="normal" fo:font-weight="bold" officeooo:rsid="000c62fb" officeooo:paragraph-rsid="000c62fb" style:font-size-asian="10.5pt" style:font-style-asian="normal" style:font-weight-asian="bold" style:font-style-complex="normal" style:font-weight-complex="bold"/>
    </style:style>
    <style:style style:name="P82" style:family="paragraph" style:parent-style-name="Standard" style:list-style-name="L2">
      <style:text-properties fo:font-style="normal" fo:font-weight="bold" officeooo:rsid="001971bc" officeooo:paragraph-rsid="001971bc" style:font-size-asian="10.5pt" style:font-style-asian="normal" style:font-weight-asian="bold" style:font-style-complex="normal" style:font-weight-complex="bold"/>
    </style:style>
    <style:style style:name="P83" style:family="paragraph" style:parent-style-name="Standard" style:list-style-name="L2">
      <style:text-properties fo:font-style="normal" fo:font-weight="bold" officeooo:rsid="0027cd46" officeooo:paragraph-rsid="0027cd46" style:font-size-asian="10.5pt" style:font-style-asian="normal" style:font-weight-asian="bold" style:font-style-complex="normal" style:font-weight-complex="bold"/>
    </style:style>
    <style:style style:name="P84" style:family="paragraph" style:parent-style-name="Standard">
      <style:text-properties fo:font-style="normal" fo:font-weight="bold" officeooo:rsid="0027cd46" officeooo:paragraph-rsid="0027cd46" style:font-size-asian="10.5pt" style:font-style-asian="normal" style:font-weight-asian="bold" style:font-style-complex="normal" style:font-weight-complex="bold"/>
    </style:style>
    <style:style style:name="P85" style:family="paragraph" style:parent-style-name="Standard" style:list-style-name="L2">
      <style:text-properties fo:font-style="normal" fo:font-weight="bold" officeooo:rsid="002a20b9" officeooo:paragraph-rsid="002a20b9" style:font-size-asian="10.5pt" style:font-style-asian="normal" style:font-weight-asian="bold" style:font-style-complex="normal" style:font-weight-complex="bold"/>
    </style:style>
    <style:style style:name="P86" style:family="paragraph" style:parent-style-name="Standard">
      <style:text-properties fo:font-style="normal" fo:font-weight="bold" officeooo:rsid="002b69e1" officeooo:paragraph-rsid="002b69e1" style:font-size-asian="10.5pt" style:font-style-asian="normal" style:font-weight-asian="bold" style:font-style-complex="normal" style:font-weight-complex="bold"/>
    </style:style>
    <style:style style:name="P87" style:family="paragraph" style:parent-style-name="Standard">
      <style:text-properties fo:font-style="normal" fo:font-weight="bold" officeooo:rsid="0032ed7b" officeooo:paragraph-rsid="0032ed7b" style:font-size-asian="10.5pt" style:font-style-asian="normal" style:font-weight-asian="bold" style:font-style-complex="normal" style:font-weight-complex="bold"/>
    </style:style>
    <style:style style:name="P88" style:family="paragraph" style:parent-style-name="Standard" style:list-style-name="L4">
      <style:text-properties fo:font-style="normal" fo:font-weight="bold" officeooo:rsid="0032ed7b" officeooo:paragraph-rsid="0032ed7b" style:font-size-asian="10.5pt" style:font-style-asian="normal" style:font-weight-asian="bold" style:font-style-complex="normal" style:font-weight-complex="bold"/>
    </style:style>
    <style:style style:name="P89" style:family="paragraph" style:parent-style-name="Standard" style:list-style-name="L4">
      <style:text-properties fo:font-style="normal" fo:font-weight="bold" officeooo:rsid="0032ed7b" officeooo:paragraph-rsid="0037af8c" style:font-size-asian="10.5pt" style:font-style-asian="normal" style:font-weight-asian="bold" style:font-style-complex="normal" style:font-weight-complex="bold"/>
    </style:style>
    <style:style style:name="P90" style:family="paragraph" style:parent-style-name="Standard" style:list-style-name="L4">
      <style:text-properties fo:font-style="normal" fo:font-weight="bold" officeooo:rsid="0032ed7b" officeooo:paragraph-rsid="003827f8" style:font-size-asian="10.5pt" style:font-style-asian="normal" style:font-weight-asian="bold" style:font-style-complex="normal" style:font-weight-complex="bold"/>
    </style:style>
    <style:style style:name="P91" style:family="paragraph" style:parent-style-name="Standard" style:list-style-name="L2">
      <style:text-properties fo:font-style="normal" officeooo:paragraph-rsid="0013f4fb" style:font-style-asian="normal" style:font-style-complex="normal"/>
    </style:style>
    <style:style style:name="P92" style:family="paragraph" style:parent-style-name="Standard" style:list-style-name="L2">
      <style:text-properties fo:font-style="normal" officeooo:paragraph-rsid="001971bc" style:font-style-asian="normal" style:font-style-complex="normal"/>
    </style:style>
    <style:style style:name="P93" style:family="paragraph" style:parent-style-name="Standard" style:list-style-name="L2">
      <style:text-properties fo:font-style="normal" officeooo:paragraph-rsid="001d4aed" style:font-style-asian="normal" style:font-style-complex="normal"/>
    </style:style>
    <style:style style:name="P94" style:family="paragraph" style:parent-style-name="Standard" style:list-style-name="L1">
      <style:text-properties officeooo:paragraph-rsid="000b18cb"/>
    </style:style>
    <style:style style:name="P95" style:family="paragraph" style:parent-style-name="Standard" style:list-style-name="L1">
      <style:text-properties officeooo:paragraph-rsid="000f4af1"/>
    </style:style>
    <style:style style:name="P96" style:family="paragraph" style:parent-style-name="Standard" style:list-style-name="L1">
      <style:text-properties fo:font-style="italic" fo:font-weight="normal" officeooo:rsid="000b18cb" officeooo:paragraph-rsid="000b18cb" style:font-size-asian="10.5pt" style:font-style-asian="italic" style:font-weight-asian="normal" style:font-style-complex="italic" style:font-weight-complex="normal"/>
    </style:style>
    <style:style style:name="P97" style:family="paragraph" style:parent-style-name="Standard" style:list-style-name="L2">
      <style:text-properties fo:font-style="italic" fo:font-weight="normal" officeooo:rsid="0013f4fb" officeooo:paragraph-rsid="0013f4fb" style:font-size-asian="10.5pt" style:font-style-asian="italic" style:font-weight-asian="normal" style:font-style-complex="italic" style:font-weight-complex="normal"/>
    </style:style>
    <style:style style:name="P98" style:family="paragraph" style:parent-style-name="Standard" style:list-style-name="L2">
      <style:text-properties fo:font-style="italic" fo:font-weight="normal" officeooo:rsid="0013f4fb" officeooo:paragraph-rsid="001d4aed" style:font-size-asian="10.5pt" style:font-style-asian="italic" style:font-weight-asian="normal" style:font-style-complex="italic" style:font-weight-complex="normal"/>
    </style:style>
    <style:style style:name="P99" style:family="paragraph" style:parent-style-name="Standard" style:list-style-name="L2">
      <style:text-properties officeooo:paragraph-rsid="0013f4fb"/>
    </style:style>
    <style:style style:name="P100" style:family="paragraph" style:parent-style-name="Standard" style:list-style-name="L2">
      <style:text-properties officeooo:paragraph-rsid="00177bdc"/>
    </style:style>
    <style:style style:name="P101" style:family="paragraph" style:parent-style-name="Standard" style:list-style-name="L2">
      <style:text-properties officeooo:paragraph-rsid="001d4aed"/>
    </style:style>
    <style:style style:name="P102" style:family="paragraph" style:parent-style-name="Standard" style:list-style-name="L2">
      <style:text-properties officeooo:paragraph-rsid="002077ac"/>
    </style:style>
    <style:style style:name="P103" style:family="paragraph" style:parent-style-name="Standard" style:list-style-name="L2">
      <style:text-properties officeooo:paragraph-rsid="0027cd46"/>
    </style:style>
    <style:style style:name="P104" style:family="paragraph" style:parent-style-name="Standard">
      <style:paragraph-properties fo:text-align="center" style:justify-single-word="false"/>
      <style:text-properties fo:font-size="40pt" fo:font-weight="bold" officeooo:rsid="0006497b" officeooo:paragraph-rsid="0039d9df" style:font-size-asian="40pt" style:font-weight-asian="bold" style:font-size-complex="40pt" style:font-weight-complex="bold"/>
    </style:style>
    <style:style style:name="P105" style:family="paragraph" style:parent-style-name="Standard">
      <style:paragraph-properties fo:text-align="end" style:justify-single-word="false"/>
      <style:text-properties fo:font-size="12pt" fo:font-weight="bold" officeooo:rsid="0006497b" officeooo:paragraph-rsid="0039d9df" style:font-size-asian="12pt" style:font-weight-asian="bold" style:font-size-complex="12pt" style:font-weight-complex="bold"/>
    </style:style>
    <style:style style:name="T1" style:family="text">
      <style:text-properties officeooo:rsid="000788e5"/>
    </style:style>
    <style:style style:name="T2" style:family="text">
      <style:text-properties officeooo:rsid="0009181f"/>
    </style:style>
    <style:style style:name="T3" style:family="text">
      <style:text-properties fo:font-style="italic" officeooo:rsid="0009181f" style:font-style-asian="italic" style:font-style-complex="italic"/>
    </style:style>
    <style:style style:name="T4" style:family="text">
      <style:text-properties fo:font-style="italic" officeooo:rsid="000788e5" style:font-style-asian="italic" style:font-style-complex="italic"/>
    </style:style>
    <style:style style:name="T5" style:family="text">
      <style:text-properties fo:font-style="italic" fo:font-weight="normal" officeooo:rsid="000b18cb" style:font-size-asian="10.5pt" style:font-style-asian="italic" style:font-weight-asian="normal" style:font-style-complex="italic" style:font-weight-complex="normal"/>
    </style:style>
    <style:style style:name="T6" style:family="text">
      <style:text-properties fo:font-style="italic" fo:font-weight="normal" officeooo:rsid="000f4af1" style:font-size-asian="10.5pt" style:font-style-asian="italic" style:font-weight-asian="normal" style:font-style-complex="italic" style:font-weight-complex="normal"/>
    </style:style>
    <style:style style:name="T7" style:family="text">
      <style:text-properties fo:font-style="italic" fo:font-weight="normal" officeooo:rsid="0013f4fb" style:font-size-asian="10.5pt" style:font-style-asian="italic" style:font-weight-asian="normal" style:font-style-complex="italic" style:font-weight-complex="normal"/>
    </style:style>
    <style:style style:name="T8" style:family="text">
      <style:text-properties fo:font-style="italic" fo:font-weight="normal" officeooo:rsid="00177bdc" style:font-size-asian="10.5pt" style:font-style-asian="italic" style:font-weight-asian="normal" style:font-style-complex="italic" style:font-weight-complex="normal"/>
    </style:style>
    <style:style style:name="T9" style:family="text">
      <style:text-properties fo:font-style="italic" officeooo:rsid="0013f4fb" style:font-size-asian="10.5pt" style:font-style-asian="italic" style:font-style-complex="italic"/>
    </style:style>
    <style:style style:name="T10" style:family="text">
      <style:text-properties fo:font-style="italic" officeooo:rsid="002011a9" style:font-size-asian="10.5pt" style:font-style-asian="italic" style:font-style-complex="italic"/>
    </style:style>
    <style:style style:name="T11" style:family="text">
      <style:text-properties fo:font-style="italic" officeooo:rsid="0022b340" style:font-size-asian="10.5pt" style:font-style-asian="italic" style:font-style-complex="italic"/>
    </style:style>
    <style:style style:name="T12" style:family="text">
      <style:text-properties fo:font-style="italic" officeooo:rsid="0028e587" style:font-size-asian="10.5pt" style:font-style-asian="italic" style:font-style-complex="italic"/>
    </style:style>
    <style:style style:name="T13" style:family="text">
      <style:text-properties fo:font-style="italic" fo:font-weight="bold" officeooo:rsid="0013f4fb" style:font-size-asian="10.5pt" style:font-style-asian="italic" style:font-weight-asian="bold" style:font-style-complex="italic" style:font-weight-complex="bold"/>
    </style:style>
    <style:style style:name="T14" style:family="text">
      <style:text-properties fo:font-style="italic" fo:font-weight="bold" officeooo:rsid="00177bdc" style:font-size-asian="10.5pt" style:font-style-asian="italic" style:font-weight-asian="bold" style:font-style-complex="italic" style:font-weight-complex="bold"/>
    </style:style>
    <style:style style:name="T15" style:family="text">
      <style:text-properties fo:font-style="italic" fo:font-weight="bold" officeooo:rsid="001d4aed" style:font-size-asian="10.5pt" style:font-style-asian="italic" style:font-weight-asian="bold" style:font-style-complex="italic" style:font-weight-complex="bold"/>
    </style:style>
    <style:style style:name="T16" style:family="text">
      <style:text-properties fo:font-style="normal"/>
    </style:style>
    <style:style style:name="T17" style:family="text">
      <style:text-properties fo:font-style="normal" officeooo:rsid="0009181f" style:font-style-asian="normal" style:font-style-complex="normal"/>
    </style:style>
    <style:style style:name="T18" style:family="text">
      <style:text-properties fo:font-style="normal" officeooo:rsid="000a87db" style:font-style-asian="normal" style:font-style-complex="normal"/>
    </style:style>
    <style:style style:name="T19" style:family="text">
      <style:text-properties fo:font-style="normal" fo:font-weight="normal" officeooo:rsid="000b18cb" style:font-size-asian="10.5pt" style:font-style-asian="normal" style:font-weight-asian="normal" style:font-style-complex="normal" style:font-weight-complex="normal"/>
    </style:style>
    <style:style style:name="T20" style:family="text">
      <style:text-properties fo:font-style="normal" fo:font-weight="normal" officeooo:rsid="000c62fb" style:font-size-asian="10.5pt" style:font-style-asian="normal" style:font-weight-asian="normal" style:font-style-complex="normal" style:font-weight-complex="normal"/>
    </style:style>
    <style:style style:name="T21" style:family="text">
      <style:text-properties fo:font-style="normal" fo:font-weight="normal" officeooo:rsid="000e46f3" style:font-size-asian="10.5pt" style:font-style-asian="normal" style:font-weight-asian="normal" style:font-style-complex="normal" style:font-weight-complex="normal"/>
    </style:style>
    <style:style style:name="T22" style:family="text">
      <style:text-properties fo:font-style="normal" fo:font-weight="normal" officeooo:rsid="000e94ba" style:font-size-asian="10.5pt" style:font-style-asian="normal" style:font-weight-asian="normal" style:font-style-complex="normal" style:font-weight-complex="normal"/>
    </style:style>
    <style:style style:name="T23" style:family="text">
      <style:text-properties fo:font-style="normal" fo:font-weight="normal" officeooo:rsid="000ea771" style:font-size-asian="10.5pt" style:font-style-asian="normal" style:font-weight-asian="normal" style:font-style-complex="normal" style:font-weight-complex="normal"/>
    </style:style>
    <style:style style:name="T24" style:family="text">
      <style:text-properties fo:font-style="normal" fo:font-weight="normal" officeooo:rsid="000f4af1" style:font-size-asian="10.5pt" style:font-style-asian="normal" style:font-weight-asian="normal" style:font-style-complex="normal" style:font-weight-complex="normal"/>
    </style:style>
    <style:style style:name="T25" style:family="text">
      <style:text-properties fo:font-style="normal" fo:font-weight="normal" officeooo:rsid="00121d8f" style:font-size-asian="10.5pt" style:font-style-asian="normal" style:font-weight-asian="normal" style:font-style-complex="normal" style:font-weight-complex="normal"/>
    </style:style>
    <style:style style:name="T26" style:family="text">
      <style:text-properties fo:font-style="normal" fo:font-weight="normal" officeooo:rsid="0013f4fb" style:font-size-asian="10.5pt" style:font-style-asian="normal" style:font-weight-asian="normal" style:font-style-complex="normal" style:font-weight-complex="normal"/>
    </style:style>
    <style:style style:name="T27" style:family="text">
      <style:text-properties fo:font-style="normal" fo:font-weight="normal" officeooo:rsid="00177bdc" style:font-size-asian="10.5pt" style:font-style-asian="normal" style:font-weight-asian="normal" style:font-style-complex="normal" style:font-weight-complex="normal"/>
    </style:style>
    <style:style style:name="T28" style:family="text">
      <style:text-properties fo:font-style="normal" fo:font-weight="normal" officeooo:rsid="0018e05e" style:font-size-asian="10.5pt" style:font-style-asian="normal" style:font-weight-asian="normal" style:font-style-complex="normal" style:font-weight-complex="normal"/>
    </style:style>
    <style:style style:name="T29" style:family="text">
      <style:text-properties fo:font-style="normal" fo:font-weight="normal" officeooo:rsid="001971bc" style:font-size-asian="10.5pt" style:font-style-asian="normal" style:font-weight-asian="normal" style:font-style-complex="normal" style:font-weight-complex="normal"/>
    </style:style>
    <style:style style:name="T30" style:family="text">
      <style:text-properties fo:font-style="normal" fo:font-weight="normal" officeooo:rsid="001d4aed" style:font-size-asian="10.5pt" style:font-style-asian="normal" style:font-weight-asian="normal" style:font-style-complex="normal" style:font-weight-complex="normal"/>
    </style:style>
    <style:style style:name="T31" style:family="text">
      <style:text-properties fo:font-style="normal" fo:font-weight="normal" officeooo:rsid="002077ac" style:font-size-asian="10.5pt" style:font-style-asian="normal" style:font-weight-asian="normal" style:font-style-complex="normal" style:font-weight-complex="normal"/>
    </style:style>
    <style:style style:name="T32" style:family="text">
      <style:text-properties fo:font-style="normal" fo:font-weight="normal" officeooo:rsid="00226ac2" style:font-size-asian="10.5pt" style:font-style-asian="normal" style:font-weight-asian="normal" style:font-style-complex="normal" style:font-weight-complex="normal"/>
    </style:style>
    <style:style style:name="T33" style:family="text">
      <style:text-properties fo:font-style="normal" fo:font-weight="normal" officeooo:rsid="0022b340" style:font-size-asian="10.5pt" style:font-style-asian="normal" style:font-weight-asian="normal" style:font-style-complex="normal" style:font-weight-complex="normal"/>
    </style:style>
    <style:style style:name="T34" style:family="text">
      <style:text-properties fo:font-style="normal" fo:font-weight="normal" officeooo:rsid="00242eae" style:font-size-asian="10.5pt" style:font-style-asian="normal" style:font-weight-asian="normal" style:font-style-complex="normal" style:font-weight-complex="normal"/>
    </style:style>
    <style:style style:name="T35" style:family="text">
      <style:text-properties fo:font-style="normal" fo:font-weight="normal" officeooo:rsid="0025f8d2" style:font-size-asian="10.5pt" style:font-style-asian="normal" style:font-weight-asian="normal" style:font-style-complex="normal" style:font-weight-complex="normal"/>
    </style:style>
    <style:style style:name="T36" style:family="text">
      <style:text-properties fo:font-style="normal" fo:font-weight="normal" officeooo:rsid="0027cd46" style:font-size-asian="10.5pt" style:font-style-asian="normal" style:font-weight-asian="normal" style:font-style-complex="normal" style:font-weight-complex="normal"/>
    </style:style>
    <style:style style:name="T37" style:family="text">
      <style:text-properties fo:font-style="normal" fo:font-weight="normal" officeooo:rsid="0028e587" style:font-size-asian="10.5pt" style:font-style-asian="normal" style:font-weight-asian="normal" style:font-style-complex="normal" style:font-weight-complex="normal"/>
    </style:style>
    <style:style style:name="T38" style:family="text">
      <style:text-properties fo:font-style="normal" fo:font-weight="normal" officeooo:rsid="0029621d" style:font-size-asian="10.5pt" style:font-style-asian="normal" style:font-weight-asian="normal" style:font-style-complex="normal" style:font-weight-complex="normal"/>
    </style:style>
    <style:style style:name="T39" style:family="text">
      <style:text-properties fo:font-style="normal" fo:font-weight="normal" officeooo:rsid="002a20b9" style:font-size-asian="10.5pt" style:font-style-asian="normal" style:font-weight-asian="normal" style:font-style-complex="normal" style:font-weight-complex="normal"/>
    </style:style>
    <style:style style:name="T40" style:family="text">
      <style:text-properties fo:font-style="normal" fo:font-weight="normal" officeooo:rsid="002dba5a" style:font-size-asian="10.5pt" style:font-style-asian="normal" style:font-weight-asian="normal" style:font-style-complex="normal" style:font-weight-complex="normal"/>
    </style:style>
    <style:style style:name="T41" style:family="text">
      <style:text-properties fo:font-style="normal" fo:font-weight="normal" officeooo:rsid="002e2536" style:font-size-asian="10.5pt" style:font-style-asian="normal" style:font-weight-asian="normal" style:font-style-complex="normal" style:font-weight-complex="normal"/>
    </style:style>
    <style:style style:name="T42" style:family="text">
      <style:text-properties fo:font-style="normal" fo:font-weight="normal" officeooo:rsid="002f8357" style:font-size-asian="10.5pt" style:font-style-asian="normal" style:font-weight-asian="normal" style:font-style-complex="normal" style:font-weight-complex="normal"/>
    </style:style>
    <style:style style:name="T43" style:family="text">
      <style:text-properties fo:font-style="normal" fo:font-weight="normal" officeooo:rsid="002fa2c0" style:font-size-asian="10.5pt" style:font-style-asian="normal" style:font-weight-asian="normal" style:font-style-complex="normal" style:font-weight-complex="normal"/>
    </style:style>
    <style:style style:name="T44" style:family="text">
      <style:text-properties fo:font-style="normal" fo:font-weight="normal" officeooo:rsid="00300e0d" style:font-size-asian="10.5pt" style:font-style-asian="normal" style:font-weight-asian="normal" style:font-style-complex="normal" style:font-weight-complex="normal"/>
    </style:style>
    <style:style style:name="T45" style:family="text">
      <style:text-properties fo:font-style="normal" fo:font-weight="normal" officeooo:rsid="00363d1c" style:font-size-asian="10.5pt" style:font-style-asian="normal" style:font-weight-asian="normal" style:font-style-complex="normal" style:font-weight-complex="normal"/>
    </style:style>
    <style:style style:name="T46" style:family="text">
      <style:text-properties fo:font-style="normal" fo:font-weight="normal" officeooo:rsid="0036ef6a" style:font-size-asian="10.5pt" style:font-style-asian="normal" style:font-weight-asian="normal" style:font-style-complex="normal" style:font-weight-complex="normal"/>
    </style:style>
    <style:style style:name="T47" style:family="text">
      <style:text-properties fo:font-style="normal" fo:font-weight="normal" officeooo:rsid="0037af8c" style:font-size-asian="10.5pt" style:font-style-asian="normal" style:font-weight-asian="normal" style:font-style-complex="normal" style:font-weight-complex="normal"/>
    </style:style>
    <style:style style:name="T48" style:family="text">
      <style:text-properties fo:font-style="normal" fo:font-weight="normal" officeooo:rsid="003827f8" style:font-size-asian="10.5pt" style:font-style-asian="normal" style:font-weight-asian="normal" style:font-style-complex="normal" style:font-weight-complex="normal"/>
    </style:style>
    <style:style style:name="T49" style:family="text">
      <style:text-properties fo:font-style="normal" fo:font-weight="bold" officeooo:rsid="000b18cb" style:font-size-asian="10.5pt" style:font-style-asian="normal" style:font-weight-asian="bold" style:font-style-complex="normal" style:font-weight-complex="bold"/>
    </style:style>
    <style:style style:name="T50" style:family="text">
      <style:text-properties fo:font-style="normal" fo:font-weight="bold" officeooo:rsid="000f4af1" style:font-size-asian="10.5pt" style:font-style-asian="normal" style:font-weight-asian="bold" style:font-style-complex="normal" style:font-weight-complex="bold"/>
    </style:style>
    <style:style style:name="T51" style:family="text">
      <style:text-properties fo:font-style="normal" fo:font-weight="bold" officeooo:rsid="000c62fb" style:font-size-asian="10.5pt" style:font-style-asian="normal" style:font-weight-asian="bold" style:font-style-complex="normal" style:font-weight-complex="bold"/>
    </style:style>
    <style:style style:name="T52" style:family="text">
      <style:text-properties fo:font-style="normal" fo:font-weight="bold" officeooo:rsid="0013f4fb" style:font-size-asian="10.5pt" style:font-style-asian="normal" style:font-weight-asian="bold" style:font-style-complex="normal" style:font-weight-complex="bold"/>
    </style:style>
    <style:style style:name="T53" style:family="text">
      <style:text-properties fo:font-style="normal" fo:font-weight="bold" officeooo:rsid="00177bdc" style:font-size-asian="10.5pt" style:font-style-asian="normal" style:font-weight-asian="bold" style:font-style-complex="normal" style:font-weight-complex="bold"/>
    </style:style>
    <style:style style:name="T54" style:family="text">
      <style:text-properties fo:font-style="normal" fo:font-weight="bold" officeooo:rsid="0027cd46" style:font-size-asian="10.5pt" style:font-style-asian="normal" style:font-weight-asian="bold" style:font-style-complex="normal" style:font-weight-complex="bold"/>
    </style:style>
    <style:style style:name="T55" style:family="text">
      <style:text-properties fo:font-style="normal" fo:font-weight="bold" officeooo:rsid="0027e872" style:font-size-asian="10.5pt" style:font-style-asian="normal" style:font-weight-asian="bold" style:font-style-complex="normal" style:font-weight-complex="bold"/>
    </style:style>
    <style:style style:name="T56" style:family="text">
      <style:text-properties fo:font-style="normal" fo:font-weight="bold" officeooo:rsid="003827f8" style:font-size-asian="10.5pt" style:font-style-asian="normal" style:font-weight-asian="bold" style:font-style-complex="normal" style:font-weight-complex="bold"/>
    </style:style>
    <style:style style:name="T57" style:family="text">
      <style:text-properties fo:font-style="normal" fo:font-weight="bold" officeooo:rsid="003827f8" style:font-weight-asian="bold"/>
    </style:style>
    <style:style style:name="T58" style:family="text">
      <style:text-properties fo:font-style="normal" fo:font-weight="bold" officeooo:rsid="003827f8" style:font-weight-asian="bold" style:font-weight-complex="bold"/>
    </style:style>
    <style:style style:name="T59" style:family="text">
      <style:text-properties fo:font-style="normal" officeooo:rsid="000c62fb" style:font-size-asian="10.5pt" style:font-style-asian="normal" style:font-style-complex="normal"/>
    </style:style>
    <style:style style:name="T60" style:family="text">
      <style:text-properties fo:font-style="normal" officeooo:rsid="000f4af1" style:font-size-asian="10.5pt" style:font-style-asian="normal" style:font-style-complex="normal"/>
    </style:style>
    <style:style style:name="T61" style:family="text">
      <style:text-properties fo:font-style="normal" officeooo:rsid="0013f4fb" style:font-size-asian="10.5pt" style:font-style-asian="normal" style:font-style-complex="normal"/>
    </style:style>
    <style:style style:name="T62" style:family="text">
      <style:text-properties fo:font-style="normal" officeooo:rsid="0015b223" style:font-size-asian="10.5pt" style:font-style-asian="normal" style:font-style-complex="normal"/>
    </style:style>
    <style:style style:name="T63" style:family="text">
      <style:text-properties fo:font-style="normal" officeooo:rsid="0016877d" style:font-size-asian="10.5pt" style:font-style-asian="normal" style:font-style-complex="normal"/>
    </style:style>
    <style:style style:name="T64" style:family="text">
      <style:text-properties fo:font-style="normal" officeooo:rsid="0017da99" style:font-size-asian="10.5pt" style:font-style-asian="normal" style:font-style-complex="normal"/>
    </style:style>
    <style:style style:name="T65" style:family="text">
      <style:text-properties fo:font-style="normal" officeooo:rsid="001971bc" style:font-size-asian="10.5pt" style:font-style-asian="normal" style:font-style-complex="normal"/>
    </style:style>
    <style:style style:name="T66" style:family="text">
      <style:text-properties fo:font-style="normal" officeooo:rsid="001afc60" style:font-size-asian="10.5pt" style:font-style-asian="normal" style:font-style-complex="normal"/>
    </style:style>
    <style:style style:name="T67" style:family="text">
      <style:text-properties fo:font-style="normal" officeooo:rsid="001cdf65" style:font-size-asian="10.5pt" style:font-style-asian="normal" style:font-style-complex="normal"/>
    </style:style>
    <style:style style:name="T68" style:family="text">
      <style:text-properties fo:font-style="normal" officeooo:rsid="001d4aed" style:font-size-asian="10.5pt" style:font-style-asian="normal" style:font-style-complex="normal"/>
    </style:style>
    <style:style style:name="T69" style:family="text">
      <style:text-properties fo:font-style="normal" officeooo:rsid="001e449f" style:font-size-asian="10.5pt" style:font-style-asian="normal" style:font-style-complex="normal"/>
    </style:style>
    <style:style style:name="T70" style:family="text">
      <style:text-properties fo:font-style="normal" officeooo:rsid="002011a9" style:font-size-asian="10.5pt" style:font-style-asian="normal" style:font-style-complex="normal"/>
    </style:style>
    <style:style style:name="T71" style:family="text">
      <style:text-properties fo:font-style="normal" officeooo:rsid="002077ac" style:font-size-asian="10.5pt" style:font-style-asian="normal" style:font-style-complex="normal"/>
    </style:style>
    <style:style style:name="T72" style:family="text">
      <style:text-properties fo:font-style="normal" officeooo:rsid="0022b340" style:font-size-asian="10.5pt" style:font-style-asian="normal" style:font-style-complex="normal"/>
    </style:style>
    <style:style style:name="T73" style:family="text">
      <style:text-properties fo:font-style="normal" officeooo:rsid="0027cd46" style:font-size-asian="10.5pt" style:font-style-asian="normal" style:font-style-complex="normal"/>
    </style:style>
    <style:style style:name="T74" style:family="text">
      <style:text-properties fo:font-style="normal" officeooo:rsid="0027e872" style:font-size-asian="10.5pt" style:font-style-asian="normal" style:font-style-complex="normal"/>
    </style:style>
    <style:style style:name="T75" style:family="text">
      <style:text-properties fo:font-style="normal" officeooo:rsid="0028e587" style:font-size-asian="10.5pt" style:font-style-asian="normal" style:font-style-complex="normal"/>
    </style:style>
    <style:style style:name="T76" style:family="text">
      <style:text-properties fo:font-style="normal" officeooo:rsid="0029621d" style:font-size-asian="10.5pt" style:font-style-asian="normal" style:font-style-complex="normal"/>
    </style:style>
    <style:style style:name="T77" style:family="text">
      <style:text-properties fo:font-style="normal" officeooo:rsid="002bbc09" style:font-size-asian="10.5pt" style:font-style-asian="normal" style:font-style-complex="normal"/>
    </style:style>
    <style:style style:name="T78" style:family="text">
      <style:text-properties fo:font-style="normal" officeooo:rsid="002c364a" style:font-size-asian="10.5pt" style:font-style-asian="normal" style:font-style-complex="normal"/>
    </style:style>
    <style:style style:name="T79" style:family="text">
      <style:text-properties fo:font-style="normal" officeooo:rsid="0032ed7b" style:font-size-asian="10.5pt" style:font-style-asian="normal" style:font-style-complex="normal"/>
    </style:style>
    <style:style style:name="T80" style:family="text">
      <style:text-properties fo:font-style="normal" officeooo:rsid="0034d98d" style:font-size-asian="10.5pt" style:font-style-asian="normal" style:font-style-complex="normal"/>
    </style:style>
    <style:style style:name="T81" style:family="text">
      <style:text-properties fo:font-style="normal" officeooo:rsid="00363d1c" style:font-size-asian="10.5pt" style:font-style-asian="normal" style:font-style-complex="normal"/>
    </style:style>
    <style:style style:name="T82" style:family="text">
      <style:text-properties fo:font-style="normal" officeooo:rsid="0037af8c" style:font-size-asian="10.5pt" style:font-style-asian="normal" style:font-style-complex="normal"/>
    </style:style>
    <style:style style:name="T83" style:family="text">
      <style:text-properties fo:font-style="normal" officeooo:rsid="003827f8" style:font-size-asian="10.5pt" style:font-style-asian="normal" style:font-style-complex="normal"/>
    </style:style>
    <style:style style:name="T84" style:family="text">
      <style:text-properties fo:font-style="normal" officeooo:rsid="003827f8"/>
    </style:style>
    <style:style style:name="T85" style:family="text">
      <style:text-properties fo:font-weight="normal" officeooo:rsid="0013f4fb" style:font-size-asian="10.5pt" style:font-weight-asian="normal" style:font-weight-complex="normal"/>
    </style:style>
    <style:style style:name="T86" style:family="text">
      <style:text-properties fo:font-weight="normal" officeooo:rsid="001d4aed" style:font-size-asian="10.5pt" style:font-weight-asian="normal" style:font-weight-complex="normal"/>
    </style:style>
    <style:style style:name="T87" style:family="text">
      <style:text-properties fo:font-weight="normal" officeooo:rsid="0035fed7" style:font-weight-asian="normal" style:font-weight-complex="normal"/>
    </style:style>
    <style:style style:name="T88" style:family="text">
      <style:text-properties fo:font-weight="normal" officeooo:rsid="0036ef6a" style:font-weight-asian="normal" style:font-weight-complex="normal"/>
    </style:style>
    <style:style style:name="T89" style:family="text">
      <style:text-properties fo:font-weight="normal" officeooo:rsid="0037af8c" style:font-weight-asian="normal" style:font-weight-complex="normal"/>
    </style:style>
    <style:style style:name="T90" style:family="text">
      <style:text-properties fo:font-weight="normal" officeooo:rsid="003827f8" style:font-weight-asian="normal" style:font-weight-complex="normal"/>
    </style:style>
    <style:style style:name="T91" style:family="text">
      <style:text-properties fo:font-weight="bold"/>
    </style:style>
    <style:style style:name="T92" style:family="text">
      <style:text-properties fo:font-weight="bold" style:font-size-asian="10.5pt" style:font-weight-asian="bold" style:font-weight-complex="bold"/>
    </style:style>
    <style:style style:name="T93" style:family="text">
      <style:text-properties fo:font-weight="bold" officeooo:rsid="0013f4fb" style:font-size-asian="10.5pt"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officeooo:rsid="003827f8" style:font-weight-asian="bold" style:font-weight-complex="bold"/>
    </style:style>
    <style:style style:name="T96" style:family="text">
      <style:text-properties fo:font-weight="bold" style:font-weight-asian="bold" style:font-style-complex="normal" style:font-weight-complex="bold"/>
    </style:style>
    <style:style style:name="T97" style:family="text">
      <style:text-properties style:font-weight-asian="bold"/>
    </style:style>
    <style:style style:name="T98" style:family="text">
      <style:text-properties style:font-weight-complex="bold"/>
    </style:style>
    <style:style style:name="T99" style:family="text">
      <style:text-properties officeooo:rsid="0035fed7"/>
    </style:style>
    <style:style style:name="T100" style:family="text">
      <style:text-properties officeooo:rsid="00363d1c"/>
    </style:style>
    <style:style style:name="T101" style:family="text">
      <style:text-properties officeooo:rsid="0037af8c"/>
    </style:style>
    <style:style style:name="T102" style:family="text">
      <style:text-properties officeooo:rsid="003827f8"/>
    </style:style>
    <style:style style:name="T103" style:family="text">
      <style:text-properties style:font-size-asian="10.5pt"/>
    </style:style>
    <style:style style:name="T104" style:family="text">
      <style:text-properties style:font-style-asian="normal"/>
    </style:style>
    <style:style style:name="T105" style:family="text">
      <style:text-properties style:font-style-complex="normal"/>
    </style:style>
    <style:style style:name="T106" style:family="text">
      <style:text-properties officeooo:rsid="0032ed7b"/>
    </style:style>
    <style:style style:name="T107" style:family="text">
      <style:text-properties officeooo:rsid="0039d9d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107"/></text:p>
      <text:p text:style-name="P104"><text:span text:style-name="T107"/></text:p>
      <text:p text:style-name="P104"><text:span text:style-name="T107"/></text:p>
      <text:p text:style-name="P104"><text:span text:style-name="T107"/></text:p>
      <text:p text:style-name="P104"><text:span text:style-name="T107"/></text:p>
      <text:p text:style-name="P104"><text:span text:style-name="T107">Entregable reloj digital.</text:span></text:p>
      <text:p text:style-name="P104"><text:span text:style-name="T107">Diseño y síntesis de hardware.</text:span></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text:p>
      <text:p text:style-name="P105"><text:span text:style-name="T107">Jesús Manuel Muñoz Mazuecos.</text:span></text:p>
      <text:p text:style-name="P105"><text:span text:style-name="T107">José María Gutierrez Gutierrez.</text:span></text:p>
      <text:p text:style-name="P4"><text:soft-page-break/><text:tab/>Introducción.</text:p>
      <text:p text:style-name="P8"/>
      <text:p text:style-name="P1"><text:span text:style-name="T1"><text:tab/>Se ha diseñado un circuito integrado para el control de un reloj digital en el lenguaje de descripción de hardware </text:span><text:span text:style-name="T4">vhdl</text:span><text:span text:style-name="T1">. La solución consta de un fichero de código y una serie de bancos de prueba para comprobar el correcto funcionamiento del reloj. A lo largo de este documento se explicará la estructura de la solución, algunos fundamentos de diseño, así como problemas encontrados durante el desarrollo.</text:span></text:p>
      <text:p text:style-name="P22"/>
      <text:p text:style-name="P22"/>
      <text:p text:style-name="P5"><text:tab/>Estructura de la solución.</text:p>
      <text:p text:style-name="P21"/>
      <text:p text:style-name="P2"><text:span text:style-name="T2"><text:tab/>El diseño del circuito integrado se ha especificado en un fichero de código llamado </text:span><text:span text:style-name="T3">reloj.vhd, </text:span><text:span text:style-name="T17">en donde se especifican todos las entradas, salidas, procesos y señales involucrados que implementan la lógica del reloj digital. </text:span><text:span text:style-name="T18">A continuación se van a detallar todos los procesos implementados, indicando que señales, entradas o salidas manejan.</text:span></text:p>
      <text:p text:style-name="P32"/>
      <text:list xml:id="list1365463688" text:style-name="L1">
        <text:list-item>
          <text:p text:style-name="P77">Entradas del circuito.</text:p>
          <text:p text:style-name="P77"/>
          <text:list>
            <text:list-item>
              <text:p text:style-name="P9"><text:span text:style-name="T61">clk: </text:span><text:span text:style-name="T26">Señal de reloj.</text:span></text:p>
              <text:p text:style-name="P78"><text:s/></text:p>
            </text:list-item>
            <text:list-item>
              <text:p text:style-name="P9"><text:span text:style-name="T61">rst: </text:span><text:span text:style-name="T26">Señal de reset.</text:span></text:p>
            </text:list-item>
          </text:list>
          <text:p text:style-name="P33"/>
          <text:list text:continue-numbering="true">
            <text:list-item>
              <text:p text:style-name="P94"><text:span text:style-name="T49">Botón b1:</text:span><text:span text:style-name="T19"> Entrada del tipo </text:span><text:span text:style-name="T5">std_logic</text:span><text:span text:style-name="T19"> correspondiente con el botón b1.</text:span></text:p>
              <text:p text:style-name="P96"><text:s/></text:p>
            </text:list-item>
            <text:list-item>
              <text:p text:style-name="P94"><text:span text:style-name="T49">Botón b2: </text:span><text:span text:style-name="T19">Entrada del tipo </text:span><text:span text:style-name="T5">std_logic </text:span><text:span text:style-name="T19">correspondiente con el botón b2.</text:span></text:p>
              <text:p text:style-name="P33"/>
            </text:list-item>
            <text:list-item>
              <text:p text:style-name="P94"><text:span text:style-name="T49">Botón mode:</text:span><text:span text:style-name="T19"> Entrada del tipo </text:span><text:span text:style-name="T5">std_logic </text:span><text:span text:style-name="T19">correspondiente con el botón de mode.</text:span></text:p>
              <text:p text:style-name="P33"/>
            </text:list-item>
          </text:list>
        </text:list-item>
        <text:list-item>
          <text:p text:style-name="P77">Salidas del circuito.</text:p>
          <text:p text:style-name="P33"/>
          <text:list>
            <text:list-item>
              <text:p text:style-name="P94"><text:span text:style-name="T49">Modo:</text:span><text:span text:style-name="T19"> vector de </text:span><text:span text:style-name="T5">std_logic</text:span><text:span text:style-name="T19"> de dos bits que indica el modo en el que se encuentra el reloj.</text:span></text:p>
              <text:p text:style-name="P33"/>
            </text:list-item>
            <text:list-item>
              <text:p text:style-name="P94"><text:span text:style-name="T49">Horas:</text:span><text:span text:style-name="T19"> <text:s/>vector de </text:span><text:span text:style-name="T5">std_logic </text:span><text:span text:style-name="T19">cinco bits que implementa el vector de salida para las horas. El valor de esta salida se verá afectado por el modo en el que se encuentre el reloj.</text:span></text:p>
              <text:p text:style-name="P33"/>
            </text:list-item>
            <text:list-item>
              <text:p text:style-name="P94"><text:span text:style-name="T49">Minutos:</text:span><text:span text:style-name="T19"> vector de </text:span><text:span text:style-name="T5">std_logic </text:span><text:span text:style-name="T19">cinco bits que implementa el vector de salida para los minutos. El valor de esta salida se verá afectado por el modo en el que se encuentre el reloj.</text:span></text:p>
              <text:p text:style-name="P33"/>
            </text:list-item>
            <text:list-item>
              <text:p text:style-name="P94"><text:span text:style-name="T49">Segundos:</text:span><text:span text:style-name="T19"> vector de </text:span><text:span text:style-name="T5">std_logic </text:span><text:span text:style-name="T19">cinco bits que implementa el vector de salida para los segundos. El valor de esta salida se verá afectado por el modo en el que se encuentre el reloj.</text:span></text:p>
              <text:p text:style-name="P33"/>
            </text:list-item>
            <text:list-item>
              <text:p text:style-name="P94"><text:span text:style-name="T49">Sigalarm: </text:span><text:span text:style-name="T19">salida del tipo </text:span><text:span text:style-name="T5">std_logic</text:span><text:span text:style-name="T19"> que </text:span><text:span text:style-name="T25">indica</text:span><text:span text:style-name="T19"> si la alarma está sonando o no.</text:span></text:p>
            </text:list-item>
          </text:list>
        </text:list-item>
      </text:list>
      <text:p text:style-name="P34"/>
      <text:p text:style-name="P34"/>
      <text:p text:style-name="P34"/>
      <text:p text:style-name="P34"/>
      <text:list xml:id="list389299463" text:continue-numbering="true" text:style-name="L1">
        <text:list-item>
          <text:p text:style-name="P10"><text:soft-page-break/><text:span text:style-name="T59">Señales </text:span><text:span text:style-name="T60">internas.</text:span></text:p>
          <text:p text:style-name="P81"/>
          <text:list>
            <text:list-item>
              <text:p text:style-name="P10"><text:span text:style-name="T59">Estado:</text:span><text:span text:style-name="T20"> </text:span><text:span text:style-name="T22">r</text:span><text:span text:style-name="T21">epresenta el modo o estado del reloj. Este puede ser: ver hora, cronometro, configurar alarma o configurar hora.</text:span></text:p>
              <text:p text:style-name="P36"/>
            </text:list-item>
            <text:list-item>
              <text:p text:style-name="P10"><text:span text:style-name="T59">Estado siguiente: </text:span><text:span text:style-name="T22">r</text:span><text:span text:style-name="T21">epresenta la siguiente transición en el modo o estado del reloj.</text:span></text:p>
              <text:p text:style-name="P36"/>
            </text:list-item>
            <text:list-item>
              <text:p text:style-name="P10"><text:span text:style-name="T59">Modo hora: </text:span><text:span text:style-name="T22">señal de tipo enumeración que se usa para especificar el formato de hora la del reloj (24h o <text:s/>12h).</text:span></text:p>
              <text:p text:style-name="P37"/>
            </text:list-item>
            <text:list-item>
              <text:p text:style-name="P10"><text:span text:style-name="T59">Modo hora anterior: </text:span><text:span text:style-name="T22">señal del mismo tipo que la anterior que se usa para detectar cambios en el formato de la hora.</text:span></text:p>
              <text:p text:style-name="P37"/>
            </text:list-item>
            <text:list-item>
              <text:p text:style-name="P10"><text:span text:style-name="T59">Estado cronómetro: </text:span><text:span text:style-name="T22">representa el estado actual del cronómetro. Este puede ser: parado, en marcha, o reinicio.</text:span></text:p>
              <text:p text:style-name="P37"/>
            </text:list-item>
            <text:list-item>
              <text:p text:style-name="P10"><text:span text:style-name="T59">Estado alarma: </text:span><text:span text:style-name="T23">representa si la alarma está encendida o apagada.</text:span></text:p>
              <text:p text:style-name="P38"/>
            </text:list-item>
            <text:list-item>
              <text:p text:style-name="P10"><text:span text:style-name="T59">Am: </text:span><text:span text:style-name="T20"><text:s/></text:span><text:span text:style-name="T24">con esta señal de tipo </text:span><text:span text:style-name="T6">std_logic </text:span><text:span text:style-name="T24">sabemos si estamos de madrugada o por la tarde. Esta señal es realmente importante a la hora de cambiar el formato de la hora (24h a 12h y viceversa) o para controlar la activación de la alarma.</text:span></text:p>
              <text:p text:style-name="P39"/>
            </text:list-item>
            <text:list-item>
              <text:p text:style-name="P10"><text:span text:style-name="T59">Am alarma: </text:span><text:span text:style-name="T24">esta señal de tipo </text:span><text:span text:style-name="T6">std_logic </text:span><text:span text:style-name="T24">nos indica si la alarma tiene que saltar por la tarde o por la mañana. Si hubiésemos implementado sólo el modo 24h, esta señal sería redundante. Sin embargo el hecho de tener dos modos de hora obliga a implementar esta señal.</text:span></text:p>
              <text:p text:style-name="P39"/>
            </text:list-item>
            <text:list-item>
              <text:p text:style-name="P10"><text:span text:style-name="T59">Hora actual: </text:span><text:span text:style-name="T24">representa la hora del día en una escala de 0 a 24.</text:span></text:p>
              <text:p text:style-name="P39"/>
            </text:list-item>
            <text:list-item>
              <text:p text:style-name="P95"><text:span text:style-name="T51">Minutos actuales: </text:span><text:span text:style-name="T24">representa los minutos transcurridos dentro de cada hora del día en una escala de 0 a 59.</text:span></text:p>
              <text:p text:style-name="P40"/>
            </text:list-item>
            <text:list-item>
              <text:p text:style-name="P95"><text:span text:style-name="T51">Segundos actuales: </text:span><text:span text:style-name="T24">representa los segundos transcurridos dentro de cada minuto del día en una escala de 0 a 59.</text:span></text:p>
              <text:p text:style-name="P40"/>
            </text:list-item>
            <text:list-item>
              <text:p text:style-name="P95"><text:span text:style-name="T51">Horas cronómetro: </text:span><text:span text:style-name="T24"><text:s/>representa las horas transcurridas desde la última puesta en marcha en una escala de 0 a 24.</text:span></text:p>
              <text:p text:style-name="P40"/>
            </text:list-item>
            <text:list-item>
              <text:p text:style-name="P95"><text:span text:style-name="T51">Minutos cronómetro: </text:span><text:span text:style-name="T24">representa los minutos transcurridos desde la última puesta en marcha en una escala de 0 a 59.</text:span></text:p>
              <text:p text:style-name="P40"/>
            </text:list-item>
            <text:list-item>
              <text:p text:style-name="P95"><text:span text:style-name="T51">Segundos cronómetro: </text:span><text:span text:style-name="T24">representa los segundos transcurridos desde la última puesta en marcha en una escala de 0 a 59.</text:span></text:p>
              <text:p text:style-name="P40"/>
            </text:list-item>
            <text:list-item>
              <text:p text:style-name="P95"><text:span text:style-name="T51">Hora alarma: </text:span><text:span text:style-name="T24">Representa la hora para la que está configurada la activación de la alarma en una escala de 0 a 24.</text:span></text:p>
              <text:p text:style-name="P40"/>
            </text:list-item>
            <text:list-item>
              <text:p text:style-name="P95"><text:soft-page-break/><text:span text:style-name="T51">Minuto alarma: </text:span><text:span text:style-name="T24">representa los minutos dentro de la hora para la que está configurada la activación de la alarma en una escala de 0 a 59.</text:span></text:p>
              <text:p text:style-name="P40"/>
            </text:list-item>
            <text:list-item>
              <text:p text:style-name="P95"><text:span text:style-name="T51">Segun</text:span><text:span text:style-name="T50">d</text:span><text:span text:style-name="T51">o alarma: </text:span><text:span text:style-name="T24">representa los minutos dentro de la hora para la que está configurada la activación de la alarma en una escala de 0 a 59. Por defecto los segundos de la alarma no se pueden configurar, así que se dejan siempre a cero.</text:span></text:p>
            </text:list-item>
          </text:list>
        </text:list-item>
      </text:list>
      <text:p text:style-name="P32"/>
      <text:p text:style-name="P34">A continuación se va a detallar todos los procesos que se han implementado, especificando la lista de sensibilidad de cada uno, qué señales manejan, cuál es su propósito principal, y si se encargan de activar alguna de las salidas requeridas por la especificación.</text:p>
      <text:p text:style-name="P34"/>
      <text:list xml:id="list2167438537" text:style-name="L2">
        <text:list-item>
          <text:p text:style-name="P99"><text:span text:style-name="T52">Proceso </text:span><text:span text:style-name="T13">secHora:</text:span><text:span text:style-name="T7"> </text:span><text:span text:style-name="T28">Proceso secuencial que controla la hora actual del reloj</text:span></text:p>
          <text:p text:style-name="P97"/>
          <text:list>
            <text:list-item>
              <text:p text:style-name="P41">Lista de sensibilidad:</text:p>
              <text:p text:style-name="P41"/>
              <text:list>
                <text:list-item>
                  <text:p text:style-name="P91"><text:span text:style-name="T93">clk:</text:span><text:span text:style-name="T85"> reloj del sistema</text:span></text:p>
                  <text:p text:style-name="P41"/>
                </text:list-item>
                <text:list-item>
                  <text:p text:style-name="P91"><text:span text:style-name="T93">rst:</text:span><text:span text:style-name="T85"> señal de reset.</text:span></text:p>
                  <text:p text:style-name="P41"/>
                </text:list-item>
                <text:list-item>
                  <text:p text:style-name="P91"><text:span text:style-name="T93">Modo hora:</text:span><text:span text:style-name="T85"> señal que indica el formato de la hora.</text:span></text:p>
                  <text:p text:style-name="P41"/>
                </text:list-item>
                <text:list-item>
                  <text:p text:style-name="P91"><text:span text:style-name="T93">b1:</text:span><text:span text:style-name="T85"> botón b1. Utilizado para incrementar las horas en caso de que nos encontremos en modo configuración de hora.</text:span></text:p>
                  <text:p text:style-name="P41"/>
                </text:list-item>
                <text:list-item>
                  <text:p text:style-name="P99"><text:span text:style-name="T52">b2:</text:span><text:span text:style-name="T26"> botón b1: Utilizado para incrementar los minutos en caso de que nos encontremos en modo configuración de hora.</text:span></text:p>
                  <text:p text:style-name="P41"/>
                </text:list-item>
              </text:list>
            </text:list-item>
            <text:list-item>
              <text:p text:style-name="P41">Señales actualizadas por el proceso:</text:p>
              <text:p text:style-name="P41"/>
              <text:list>
                <text:list-item>
                  <text:p text:style-name="P79">Am.</text:p>
                </text:list-item>
                <text:list-item>
                  <text:p text:style-name="P79">Estado.</text:p>
                </text:list-item>
                <text:list-item>
                  <text:p text:style-name="P79">Horas actuales.</text:p>
                </text:list-item>
                <text:list-item>
                  <text:p text:style-name="P79">Minutos actuales.</text:p>
                </text:list-item>
                <text:list-item>
                  <text:p text:style-name="P79">Segundos actuales.</text:p>
                  <text:p text:style-name="P79"/>
                </text:list-item>
              </text:list>
              <text:p text:style-name="P23"><text:span text:style-name="T64">E</text:span><text:span text:style-name="T61">l proceso </text:span><text:span text:style-name="T9">secHora </text:span><text:span text:style-name="T61">se encarga de llevar el conteo de horas, minutos y segundos, además es sensible a cambios como el formato de visualización la hora, o cambios en la hora en caso de que nos encontremos en modo configuración de hora. En una primera aproximación se </text:span><text:span text:style-name="T62">tuvo problemas con este proceso debido a que había casos en los que se cambiaba el formato de la hora y se seguía con el conteo de horas respecto al formato anterior dando lugar a incoherencias graves en el valor de las señales. También se optó por diseñar otro proceso que manejara las mismas señales, sin embargo al final nos decidimos por la unificación así cada proceso maneja sus propias señales. De esta manera este proceso puede </text:span><text:span text:style-name="T63">sólo puede </text:span><text:span text:style-name="T62">seguir </text:span><text:span text:style-name="T63">uno de los </text:span><text:span text:style-name="T62">tres caminos </text:span><text:span text:style-name="T63">(secuenciales) </text:span><text:span text:style-name="T62">disjuntos en cada pasada:</text:span></text:p>
            </text:list-item>
          </text:list>
        </text:list-item>
      </text:list>
      <text:p text:style-name="P44"/>
      <text:p text:style-name="P44"/>
      <text:p text:style-name="P44"/>
      <text:list xml:id="list1472018502" text:continue-numbering="true" text:style-name="L2">
        <text:list-item>
          <text:list>
            <text:list-item>
              <text:list>
                <text:list-item>
                  <text:p text:style-name="P24"><text:soft-page-break/><text:span text:style-name="T62">Cambiar el formato de la hora </text:span><text:span text:style-name="T63">(12h o 24h)</text:span><text:span text:style-name="T62">.</text:span></text:p>
                </text:list-item>
              </text:list>
              <text:p text:style-name="P45"/>
              <text:list text:continue-numbering="true">
                <text:list-item>
                  <text:p text:style-name="P45">Seguir contando horas, minutos y segundos.</text:p>
                </text:list-item>
              </text:list>
              <text:p text:style-name="P45"/>
              <text:list text:continue-numbering="true">
                <text:list-item>
                  <text:p text:style-name="P24"><text:span text:style-name="T62">Configurar horas. Sólo responde si se pulsan los botones b1 o b2 para incrementar minutos o segundos. Si no se pulsa ningún botón se sigue contando la hora a pesar de estar en modo configuración de hora (</text:span><text:span text:style-name="T65">igual que</text:span><text:span text:style-name="T62"> en los relojes de Casio).</text:span></text:p>
                </text:list-item>
              </text:list>
            </text:list-item>
          </text:list>
        </text:list-item>
      </text:list>
      <text:p text:style-name="P46"/>
      <text:list xml:id="list2090560398" text:continue-numbering="true" text:style-name="L2">
        <text:list-item>
          <text:list>
            <text:list-header>
              <text:p text:style-name="P47">Si se cambia de estado se sigue con el respectivo conteo de horas minutos y segundos siempre teniendo en cuenta las transiciones entre am o pm. Por último, destacar que este proceso secuencial se encarga de haber las transiciones al siguiente estado.</text:p>
            </text:list-header>
          </text:list>
        </text:list-item>
      </text:list>
      <text:p text:style-name="P48"/>
      <text:list xml:id="list305709100" text:continue-numbering="true" text:style-name="L2">
        <text:list-item>
          <text:p text:style-name="P100"><text:span text:style-name="T53">Proceso </text:span><text:span text:style-name="T14">secCrono:</text:span><text:span text:style-name="T8"> </text:span><text:span text:style-name="T27">Proceso que controla </text:span><text:span text:style-name="T28">el paso por</text:span><text:span text:style-name="T27"> distintos estados de </text:span><text:span text:style-name="T28">cronómetro, así como el conteo de horas, minutos y segundos del cronómetro.</text:span></text:p>
          <text:p text:style-name="P50"/>
          <text:list>
            <text:list-item>
              <text:p text:style-name="P51">Lista de sensibilidad:</text:p>
              <text:p text:style-name="P51"/>
              <text:list>
                <text:list-item>
                  <text:p text:style-name="P92"><text:span text:style-name="T93">clk:</text:span><text:span text:style-name="T85"> reloj del sistema</text:span></text:p>
                  <text:p text:style-name="P42"/>
                </text:list-item>
                <text:list-item>
                  <text:p text:style-name="P92"><text:span text:style-name="T93">rst:</text:span><text:span text:style-name="T85"> señal de reset.</text:span></text:p>
                  <text:p text:style-name="P42"/>
                </text:list-item>
                <text:list-item>
                  <text:p text:style-name="P11"><text:span text:style-name="T65">Estado crono: </text:span><text:span text:style-name="T29">es sensible a cambios en el estado del cronómetro. Estos cambios de estado son registrados por un proceso combinacional que se detallará más adelante. El estado puede ser:</text:span></text:p>
                  <text:p text:style-name="P51"/>
                  <text:list>
                    <text:list-item>
                      <text:p text:style-name="P51">Parado (por defecto).</text:p>
                    </text:list-item>
                    <text:list-item>
                      <text:p text:style-name="P51">En marcha.</text:p>
                    </text:list-item>
                    <text:list-item>
                      <text:p text:style-name="P51">Reinicio.</text:p>
                    </text:list-item>
                  </text:list>
                  <text:p text:style-name="P51"/>
                </text:list-item>
              </text:list>
            </text:list-item>
            <text:list-item>
              <text:p text:style-name="P51">Señales actualizadas por el proceso:</text:p>
              <text:p text:style-name="P51"/>
              <text:list>
                <text:list-item>
                  <text:p text:style-name="P11"><text:span text:style-name="T61">Horas </text:span><text:span text:style-name="T65">cronómetro</text:span><text:span text:style-name="T61">.</text:span></text:p>
                </text:list-item>
                <text:list-item>
                  <text:p text:style-name="P11"><text:span text:style-name="T61">Minutos </text:span><text:span text:style-name="T65">cronómetro</text:span><text:span text:style-name="T61">.</text:span></text:p>
                </text:list-item>
                <text:list-item>
                  <text:p text:style-name="P82">Segundos cronómetro.</text:p>
                  <text:p text:style-name="P82"/>
                </text:list-item>
              </text:list>
            </text:list-item>
          </text:list>
          <text:p text:style-name="P25"><text:span text:style-name="T66">Dependiendo del estado del cronómetro se muestran unos valores u otros. Si se hace una transición a otro estado del reloj, </text:span><text:span text:style-name="T67">los valores de las señales anteriores se mantienen o se van modificando según el estado </text:span><text:span text:style-name="T68">en que se haya </text:span><text:span text:style-name="T67">de</text:span><text:span text:style-name="T68">jado</text:span><text:span text:style-name="T67"> cronómetro.</text:span></text:p>
        </text:list-item>
      </text:list>
      <text:p text:style-name="P49"/>
      <text:p text:style-name="P35"/>
      <text:p text:style-name="P35"/>
      <text:p text:style-name="P35"/>
      <text:p text:style-name="P35"/>
      <text:p text:style-name="P35"/>
      <text:p text:style-name="P35"/>
      <text:p text:style-name="P35"/>
      <text:p text:style-name="P35"/>
      <text:list xml:id="list119437462" text:continue-numbering="true" text:style-name="L2">
        <text:list-item>
          <text:p text:style-name="P101"><text:soft-page-break/><text:span text:style-name="T52">Proceso </text:span><text:span text:style-name="T13">sec</text:span><text:span text:style-name="T15">Alarma</text:span><text:span text:style-name="T13">:</text:span><text:span text:style-name="T7"> </text:span><text:span text:style-name="T28">Proceso secuencial </text:span><text:span text:style-name="T30">para controlar el salto de la alarma, su activación o su configuración.</text:span></text:p>
          <text:p text:style-name="P98"/>
          <text:list>
            <text:list-item>
              <text:p text:style-name="P43">Lista de sensibilidad:</text:p>
              <text:p text:style-name="P43"/>
              <text:list>
                <text:list-item>
                  <text:p text:style-name="P93"><text:span text:style-name="T93">clk:</text:span><text:span text:style-name="T85"> reloj del sistema</text:span></text:p>
                  <text:p text:style-name="P43"/>
                </text:list-item>
                <text:list-item>
                  <text:p text:style-name="P93"><text:span text:style-name="T93">rst:</text:span><text:span text:style-name="T85"> señal de reset.</text:span></text:p>
                  <text:p text:style-name="P43"/>
                </text:list-item>
                <text:list-item>
                  <text:p text:style-name="P93"><text:span text:style-name="T93">Modo hora:</text:span><text:span text:style-name="T85"> señal que indica el formato de la hora. </text:span><text:span text:style-name="T86">Si se cambia el formato de la hora, también debemos el formato de visualización de la alarma. Así se es más coherente con el estado del reloj, además de ser más fácil detectar el salto de la alarma</text:span></text:p>
                  <text:p text:style-name="P43"/>
                </text:list-item>
                <text:list-item>
                  <text:p text:style-name="P93"><text:span text:style-name="T93">b1:</text:span><text:span text:style-name="T85"> botón b1. Utilizado para incrementar las horas en caso de que nos encontremos en modo </text:span><text:span text:style-name="T86">de configuración de alarma</text:span><text:span text:style-name="T85">.</text:span></text:p>
                  <text:p text:style-name="P43"/>
                </text:list-item>
                <text:list-item>
                  <text:p text:style-name="P101"><text:span text:style-name="T52">b2:</text:span><text:span text:style-name="T26"> botón b1: Utilizado para incrementar los minutos en caso de que nos encontremos en modo configuración de </text:span><text:span text:style-name="T30">alarma</text:span><text:span text:style-name="T26">.</text:span></text:p>
                  <text:p text:style-name="P43"/>
                </text:list-item>
              </text:list>
            </text:list-item>
            <text:list-item>
              <text:p text:style-name="P43">Señales actualizadas por el proceso:</text:p>
              <text:p text:style-name="P43"/>
              <text:list>
                <text:list-item>
                  <text:p text:style-name="P12"><text:span text:style-name="T61">Am </text:span><text:span text:style-name="T69">alarma</text:span><text:span text:style-name="T61">.</text:span></text:p>
                </text:list-item>
                <text:list-item>
                  <text:p text:style-name="P12"><text:span text:style-name="T69">Sigalarm (Salida del sistema, se activa si la hora de alarma y la actual coinciden)</text:span><text:span text:style-name="T61">. </text:span></text:p>
                </text:list-item>
                <text:list-item>
                  <text:p text:style-name="P12"><text:span text:style-name="T61">Hora </text:span><text:span text:style-name="T68">alarma</text:span><text:span text:style-name="T61">.</text:span></text:p>
                </text:list-item>
                <text:list-item>
                  <text:p text:style-name="P12"><text:span text:style-name="T61">Minuto </text:span><text:span text:style-name="T68">alarma</text:span><text:span text:style-name="T61">.</text:span></text:p>
                </text:list-item>
                <text:list-item>
                  <text:p text:style-name="P12"><text:span text:style-name="T61">Segundos </text:span><text:span text:style-name="T68">alarma</text:span><text:span text:style-name="T61">.</text:span></text:p>
                  <text:p text:style-name="P80"/>
                </text:list-item>
              </text:list>
              <text:p text:style-name="P26"><text:span text:style-name="T64">E</text:span><text:span text:style-name="T61">l proceso </text:span><text:span text:style-name="T10">secAlarma </text:span><text:span text:style-name="T70">se encarga de </text:span><text:span text:style-name="T71">hacer saltar la alarma, </text:span><text:span text:style-name="T70">activar o desactivar la alarma, configurar la alarma mediante l</text:span><text:span text:style-name="T71">a</text:span><text:span text:style-name="T70"> </text:span><text:span text:style-name="T71">pulsación de los </text:span><text:span text:style-name="T70">botones b1 o b2, cambiar el formato de visualización de la alarma (12h o 24h). </text:span><text:span text:style-name="T71">Este proceso alarma es sensible a la señal de reloj, así podemos hacer saltar la alarma cuando la hora de la alarma y la actual coincidan. </text:span></text:p>
              <text:p text:style-name="P52">En un principio se optó por meter todo dentro de un proceso combinacional todo lo relativo a la configuración, activación o desactivación de la alarma, esta forma hacía el tratamiento de la alarma bastante engorroso, dado que ese proceso combinacional era sensible a las entradas del sistema y compartía código con otros estados. Esta fundamento de diseño hacía un proceso combinacional excesivamente engorroso que se ejecutaba en multitud de ocasiones debido a la gran lista de sensibilidad y en muchas ocasiones sin resultados aparentes debido al estado actual. De esta forma, y como se verá más adelante, los procesos combinacionales se han implementado para manejar cambios de estado tanto del cronómetro como del reloj, escritura en las salidas o notificar cambios en el formato de visualización de la hora.</text:p>
              <text:p text:style-name="P102"><text:span text:style-name="T31">Por último, cabe destacar que se ha llevado un control en el am o pm de la propia alarma. </text:span><text:span text:style-name="T32">De </text:span><text:span text:style-name="T31">esta forma si se cambia el formato de la hora, se cambiará el formato de la alarma automáticamente.</text:span></text:p>
            </text:list-item>
          </text:list>
        </text:list-item>
      </text:list>
      <text:p text:style-name="P53"/>
      <text:p text:style-name="P53"/>
      <text:p text:style-name="P53"/>
      <text:p text:style-name="P53"/>
      <text:list xml:id="list272557688" text:continue-numbering="true" text:style-name="L2">
        <text:list-item>
          <text:p text:style-name="P13"><text:soft-page-break/><text:span text:style-name="T72">Proceso </text:span><text:span text:style-name="T11">combEntradas</text:span><text:span text:style-name="T72">: </text:span><text:span text:style-name="T33">este proceso es sensible a las entradas del sistema y a los cambios de estado. </text:span><text:span text:style-name="T35">D</text:span><text:span text:style-name="T33">ependiendo del estado actual, ante la activación de las entradas </text:span><text:span text:style-name="T34">se modificarán determinadas señales </text:span><text:span text:style-name="T35">como</text:span><text:span text:style-name="T34"> el formato de visualización de la hora, </text:span><text:span text:style-name="T35">el estado del cronómetro</text:span><text:span text:style-name="T34">, </text:span><text:span text:style-name="T35">o hacer una transición a otro estado.</text:span></text:p>
          <text:p text:style-name="P54"/>
          <text:list>
            <text:list-item>
              <text:p text:style-name="P55">Lista de sensibilidad:</text:p>
              <text:p text:style-name="P55"/>
              <text:list>
                <text:list-item>
                  <text:p text:style-name="P14"><text:span text:style-name="T73">b1:</text:span><text:span text:style-name="T36"> botón b1.</text:span></text:p>
                  <text:p text:style-name="P55"/>
                </text:list-item>
                <text:list-item>
                  <text:p text:style-name="P103"><text:span text:style-name="T54">b2: </text:span><text:span text:style-name="T36">botón b2.</text:span></text:p>
                  <text:p text:style-name="P55"/>
                </text:list-item>
                <text:list-item>
                  <text:p text:style-name="P14"><text:span text:style-name="T73">Mode:</text:span><text:span text:style-name="T36"> botón mode.</text:span></text:p>
                  <text:p text:style-name="P55"/>
                </text:list-item>
                <text:list-item>
                  <text:p text:style-name="P14"><text:span text:style-name="T73">Estado:</text:span><text:span text:style-name="T36"> señal estado del reloj.</text:span></text:p>
                  <text:p text:style-name="P55"/>
                </text:list-item>
              </text:list>
            </text:list-item>
            <text:list-item>
              <text:p text:style-name="P55">Señales actualizadas por el proceso:</text:p>
              <text:p text:style-name="P83"/>
              <text:list>
                <text:list-item>
                  <text:p text:style-name="P83">Estado siguiente.</text:p>
                </text:list-item>
                <text:list-item>
                  <text:p text:style-name="P83">Modo hora.</text:p>
                </text:list-item>
                <text:list-item>
                  <text:p text:style-name="P83">Estado cronómetro.</text:p>
                </text:list-item>
              </text:list>
            </text:list-item>
          </text:list>
        </text:list-item>
      </text:list>
      <text:p text:style-name="P84"/>
      <text:list xml:id="list2037241278" text:continue-numbering="true" text:style-name="L2">
        <text:list-item>
          <text:list>
            <text:list-header>
              <text:p text:style-name="P55">Como ya se ha mencionado antes, una de las señales de la lista de sensibilidad es el estado. A continuación se van a detallar las acciones según el estado y las entradas:</text:p>
              <text:p text:style-name="P55"/>
              <text:list text:continue-numbering="true">
                <text:list-item>
                  <text:p text:style-name="P83">Ver hora.</text:p>
                  <text:p text:style-name="P55"/>
                  <text:list>
                    <text:list-item>
                      <text:p text:style-name="P27"><text:span text:style-name="T54">Si b1:</text:span><text:span text:style-name="T73"> </text:span><text:span text:style-name="T74">cambiar formato de visualización de hora (12h o 24h).</text:span></text:p>
                    </text:list-item>
                    <text:list-item>
                      <text:p text:style-name="P28"><text:span text:style-name="T55">Si b1 y b2:</text:span><text:span text:style-name="T74"> pasar a modo configuración de hora.</text:span></text:p>
                    </text:list-item>
                    <text:list-item>
                      <text:p text:style-name="P28"><text:span text:style-name="T55">Si mode:</text:span><text:span text:style-name="T74"> pasar a modo cronómetro.</text:span></text:p>
                      <text:p text:style-name="P57"/>
                    </text:list-item>
                  </text:list>
                </text:list-item>
                <text:list-item>
                  <text:p text:style-name="P83">Cronómetro.</text:p>
                  <text:p text:style-name="P55"/>
                  <text:list>
                    <text:list-item>
                      <text:p text:style-name="P28"><text:span text:style-name="T55">Si b1:</text:span><text:span text:style-name="T74"> cambiar estado del crono a reinicio.</text:span></text:p>
                    </text:list-item>
                    <text:list-item>
                      <text:p text:style-name="P28"><text:span text:style-name="T55">Si b2:</text:span><text:span text:style-name="T74"> poner el crono en marcha o pararlo según el estado anterior del mismo cronómetro.</text:span></text:p>
                    </text:list-item>
                    <text:list-item>
                      <text:p text:style-name="P28"><text:span text:style-name="T55">Si mode:</text:span><text:span text:style-name="T74"> pasar a configuración de alarma. </text:span></text:p>
                      <text:p text:style-name="P57"/>
                    </text:list-item>
                  </text:list>
                </text:list-item>
                <text:list-item>
                  <text:p text:style-name="P83">Configuración de alarma.</text:p>
                  <text:p text:style-name="P55"/>
                  <text:list>
                    <text:list-item>
                      <text:p text:style-name="P28"><text:span text:style-name="T55">Si mode:</text:span><text:span text:style-name="T74"> pasar a ver hora.</text:span></text:p>
                      <text:p text:style-name="P57"/>
                    </text:list-item>
                  </text:list>
                </text:list-item>
                <text:list-item>
                  <text:p text:style-name="P83">Configuración de hora.</text:p>
                  <text:p text:style-name="P55"/>
                  <text:list>
                    <text:list-item>
                      <text:p text:style-name="P28"><text:span text:style-name="T55">Si b1 y b2:</text:span><text:span text:style-name="T74"> Pasar a ver hora.</text:span></text:p>
                    </text:list-item>
                  </text:list>
                </text:list-item>
              </text:list>
            </text:list-header>
          </text:list>
        </text:list-item>
      </text:list>
      <text:p text:style-name="P56"/>
      <text:p text:style-name="P32"/>
      <text:p text:style-name="P58"/>
      <text:list xml:id="list312520361" text:continue-numbering="true" text:style-name="L2">
        <text:list-item>
          <text:p text:style-name="P15"><text:soft-page-break/><text:span text:style-name="T75">Proceso </text:span><text:span text:style-name="T12">combRefrescarDisplay: </text:span><text:span text:style-name="T37">este proceso combinacional tiene como cometido actualizar las salidas, según el estado del reloj.</text:span></text:p>
          <text:p text:style-name="P59"/>
          <text:list>
            <text:list-item>
              <text:p text:style-name="P59">Lista de sensibilidad:</text:p>
              <text:p text:style-name="P60"/>
              <text:list>
                <text:list-item>
                  <text:p text:style-name="P15"><text:span text:style-name="T75">Segundos actuales:</text:span><text:span text:style-name="T37"> </text:span><text:span text:style-name="T39">La hora siempre está corriendo. Entonces cada vez que transcurra un segundo debemos actualizar el display según el estado del reloj.</text:span></text:p>
                  <text:p text:style-name="P61"/>
                </text:list-item>
                <text:list-item>
                  <text:p text:style-name="P16"><text:span text:style-name="T76">Estado:</text:span><text:span text:style-name="T38"> </text:span><text:span text:style-name="T39">estado del reloj.</text:span></text:p>
                </text:list-item>
              </text:list>
            </text:list-item>
          </text:list>
        </text:list-item>
      </text:list>
      <text:p text:style-name="P62"/>
      <text:list xml:id="list507481072" text:continue-numbering="true" text:style-name="L2">
        <text:list-item>
          <text:list>
            <text:list-item>
              <text:p text:style-name="P76">Señales actualizadas (En este caso son salidas del sistema):</text:p>
              <text:p text:style-name="P76"/>
              <text:list>
                <text:list-item>
                  <text:p text:style-name="P85">Horas.</text:p>
                </text:list-item>
                <text:list-item>
                  <text:p text:style-name="P85">Minutos.</text:p>
                </text:list-item>
                <text:list-item>
                  <text:p text:style-name="P85">Segundos.</text:p>
                </text:list-item>
                <text:list-item>
                  <text:p text:style-name="P85">Modo.</text:p>
                  <text:p text:style-name="P85"/>
                </text:list-item>
              </text:list>
              <text:p text:style-name="P63">En cada activación, dependiendo del estado en que se encuentre el reloj se muestran los valores de la hora actual, el cronómetro, los valores de configuración de la alarma o los valores de configuración de la hora.</text:p>
              <text:p text:style-name="P63">Dependiendo del estado se codifica la salida modo de la siguiente manera:</text:p>
              <text:p text:style-name="P63"/>
              <text:list text:continue-numbering="true">
                <text:list-item>
                  <text:p text:style-name="P63">Ver hora: 00.</text:p>
                </text:list-item>
                <text:list-item>
                  <text:p text:style-name="P63">Cronómetro: 01.</text:p>
                </text:list-item>
                <text:list-item>
                  <text:p text:style-name="P63">Configuración alarma: 10.</text:p>
                </text:list-item>
                <text:list-item>
                  <text:p text:style-name="P63">Configuración de hora: 11.</text:p>
                </text:list-item>
              </text:list>
            </text:list-item>
          </text:list>
        </text:list-item>
      </text:list>
      <text:p text:style-name="P64"/>
      <text:p text:style-name="P65">Para terminar con la estructura de la solución cabe destacar que en el código fuente de la aplicación se dispone de comentarios del programador que ayudan a entender el funcionamiento del sistema.</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text:soft-page-break/><text:tab/>Bancos de pruebas.</text:p>
      <text:p text:style-name="P86"/>
      <text:p text:style-name="P3"><text:span text:style-name="T77"><text:tab/>Para comprobar el correcto funcionamiento de la aplicación, se han implementado varios bancos de prueba para verificar el funcionamiento de cada uno de los casos de uso que se han implementado. </text:span><text:span text:style-name="T78">A continuación se va a explicar con detalle la funcionalidad de estos test.</text:span></text:p>
      <text:p text:style-name="P66"/>
      <text:list xml:id="list1598918454" text:style-name="L3">
        <text:list-item>
          <text:p text:style-name="P17"><text:span text:style-name="T78">TbModoHora: </text:span><text:span text:style-name="T40">Este banco de pruebas simplemente cambia el formato de visualización de la hora (12h o 24h). El fin es comprobar que las conversiones de hora se hacen correctamente.</text:span></text:p>
          <text:p text:style-name="P67"/>
        </text:list-item>
        <text:list-item>
          <text:p text:style-name="P17"><text:span text:style-name="T78">TbCron</text:span><text:span text:style-name="T80">o</text:span><text:span text:style-name="T78">: </text:span><text:span text:style-name="T40">Este banco de pruebas realiza la siguiente secuencia:</text:span></text:p>
          <text:p text:style-name="P67"/>
          <text:list>
            <text:list-item>
              <text:p text:style-name="P68">Repetir:</text:p>
              <text:p text:style-name="P68"/>
              <text:list>
                <text:list-item>
                  <text:p text:style-name="P68">Cambiar a modo cronómetro.</text:p>
                </text:list-item>
                <text:list-item>
                  <text:p text:style-name="P68">Resetear cronómetro.</text:p>
                </text:list-item>
                <text:list-item>
                  <text:p text:style-name="P68">Encender cronómetro.</text:p>
                </text:list-item>
                <text:list-item>
                  <text:p text:style-name="P68">Ir a modo configuración de alarma.</text:p>
                </text:list-item>
                <text:list-item>
                  <text:p text:style-name="P68">Ir a modo configuración de hora.</text:p>
                </text:list-item>
                <text:list-item>
                  <text:p text:style-name="P68">Volver a modo cronómetro.</text:p>
                </text:list-item>
                <text:list-item>
                  <text:p text:style-name="P68">Parar cronómetro.</text:p>
                </text:list-item>
                <text:list-item>
                  <text:p text:style-name="P68">Reanudar cronómetro.</text:p>
                </text:list-item>
                <text:list-item>
                  <text:p text:style-name="P68">Resetear cronómetro.</text:p>
                </text:list-item>
                <text:list-item>
                  <text:p text:style-name="P68">Encender cronómetro.</text:p>
                </text:list-item>
                <text:list-item>
                  <text:p text:style-name="P68">Ir a modo configuración de alarma.</text:p>
                </text:list-item>
                <text:list-item>
                  <text:p text:style-name="P68">Ir a modo configuración de hora.</text:p>
                  <text:p text:style-name="P68"/>
                </text:list-item>
              </text:list>
            </text:list-item>
          </text:list>
        </text:list-item>
        <text:list-item>
          <text:p text:style-name="P17"><text:span text:style-name="T78">TbAlarma: </text:span><text:span text:style-name="T41">Este test configura una alarma y espera a que salte mientras rota por los distintos estados del reloj.</text:span></text:p>
          <text:p text:style-name="P69"/>
          <text:list>
            <text:list-item>
              <text:p text:style-name="P68">Ir a modo configuración de alarma.</text:p>
            </text:list-item>
            <text:list-item>
              <text:p text:style-name="P68">Dar 8 tics al botón b1.</text:p>
            </text:list-item>
            <text:list-item>
              <text:p text:style-name="P68">Dar 2 tics al botón b2.</text:p>
            </text:list-item>
            <text:list-item>
              <text:p text:style-name="P68">Encender/Apagar alarma.</text:p>
            </text:list-item>
            <text:list-item>
              <text:p text:style-name="P18"><text:span text:style-name="T42">Cambiar a modo </text:span><text:span text:style-name="T44">ver </text:span><text:span text:style-name="T42">hora.</text:span></text:p>
            </text:list-item>
          </text:list>
          <text:p text:style-name="P69"/>
        </text:list-item>
        <text:list-item>
          <text:p text:style-name="P17"><text:span text:style-name="T78">TbConfHora: </text:span><text:span text:style-name="T43">Este banco de pruebas </text:span><text:span text:style-name="T44">cambia a modo configuración de hora y establece una nueva hora.</text:span></text:p>
          <text:p text:style-name="P70"/>
          <text:list>
            <text:list-item>
              <text:p text:style-name="P71">Cambiar a modo configuración de hora.</text:p>
            </text:list-item>
            <text:list-item>
              <text:p text:style-name="P71">Dar 8 tics al botón b1.</text:p>
            </text:list-item>
            <text:list-item>
              <text:p text:style-name="P71">Dar 2 tics al botón b2.</text:p>
            </text:list-item>
            <text:list-item>
              <text:p text:style-name="P71">Cambiar a modo ver hora.</text:p>
            </text:list-item>
          </text:list>
        </text:list-item>
      </text:list>
      <text:p text:style-name="P72"/>
      <text:p text:style-name="P72"/>
      <text:p text:style-name="P72"/>
      <text:p text:style-name="P72"/>
      <text:p text:style-name="P7"><text:soft-page-break/><text:tab/>Capturas de pantalla.</text:p>
      <text:p text:style-name="P87"/>
      <text:p text:style-name="P73"><text:tab/>En esta sección vamos a adjuntar algunas capturas de pantalla para cada uno de los casos de prueba. De esta forma verificaremos el correcto funcionamiento del sistema. <text:span text:style-name="T100">Para el modo de prueba se ha supuesto que las horas tienen 3 minutos y los minutos dos segundos.</text:span></text:p>
      <text:p text:style-name="P87"/>
      <text:list xml:id="list269254521" text:style-name="L4">
        <text:list-item>
          <text:p text:style-name="P88">TbModoHora: <text:span text:style-name="T88">e</text:span><text:span text:style-name="T87">n la siguiente captura podemos observar como se conmuta del modo 24h al modo 12h a las doce de la noche.</text:span></text:p>
          <text:p text:style-name="P74"><text:span text:style-name="T99"/></text:p>
          <text:list>
            <text:list-item>
              <text:p text:style-name="P74"><text:span text:style-name="T99">Archivo: <text:s/></text:span><text:span text:style-name="T101">capturas/tbModoHora.png</text:span></text:p>
            </text:list-item>
          </text:list>
        </text:list-item>
      </text:list>
      <text:p text:style-name="P75"><text:span text:style-name="T99"/></text:p>
      <text:list xml:id="list1202216777" text:continue-numbering="true" text:style-name="L4">
        <text:list-item>
          <text:p text:style-name="P19"><text:span text:style-name="T79">TbCron</text:span><text:span text:style-name="T80">o</text:span><text:span text:style-name="T79">: </text:span><text:span text:style-name="T46">e</text:span><text:span text:style-name="T45">n la siguiente captura podemos observar como ponemos el reloj en modo cronómetro, reiniciamos el mismo y lo ponemos en marcha. Se puede observar que mientras estamos en otro modo el cronómetro sigue con su cuenta.</text:span></text:p>
          <text:p text:style-name="P19"><text:span text:style-name="T45"/></text:p>
          <text:list>
            <text:list-item>
              <text:p text:style-name="P20"><text:span text:style-name="T46">Archivo: </text:span><text:span text:style-name="T47">capturas/tbCrono1.png</text:span></text:p>
            </text:list-item>
            <text:list-item>
              <text:p text:style-name="P30"><text:span text:style-name="T82">Archivo: capturas/tbCrono2.png</text:span></text:p>
            </text:list-item>
            <text:list-item>
              <text:p text:style-name="P30"><text:span text:style-name="T82">Archivo: capturas/tbCrono3.png</text:span></text:p>
            </text:list-item>
          </text:list>
          <text:p text:style-name="P29"><text:span text:style-name="T81"/></text:p>
        </text:list-item>
        <text:list-item>
          <text:p text:style-name="P88">TbAlarma: <text:span text:style-name="T89">en la siguiente captura se observa como se cambia a modo hora, se configura la alarma, se enciende la misma y se espera a que suene.</text:span></text:p>
          <text:p text:style-name="P88"><text:span text:style-name="T89"/></text:p>
          <text:list>
            <text:list-item>
              <text:p text:style-name="P89"><text:span text:style-name="T89">Archivo: </text:span><text:span text:style-name="T90">capturas/tbAlarma1.png</text:span></text:p>
            </text:list-item>
            <text:list-item>
              <text:p text:style-name="P89"><text:span text:style-name="T89">Archivo: </text:span><text:span text:style-name="T90">capturas/tbAlarma2.png</text:span></text:p>
            </text:list-item>
            <text:list-item>
              <text:p text:style-name="P89"><text:span text:style-name="T89">Archivo: </text:span><text:span text:style-name="T90">capturas/tbAlarma3.png.</text:span></text:p>
            </text:list-item>
          </text:list>
          <text:p text:style-name="P88"><text:span text:style-name="T89"/></text:p>
        </text:list-item>
        <text:list-item>
          <text:p text:style-name="P90">TbConfHora: <text:span text:style-name="T90">en la siguiente captura se observa como se conmuta a modo configuración de hora, se establece una nueva hora. y se vuelve al modo de visualización de hora.</text:span></text:p>
          <text:p text:style-name="P90"><text:span text:style-name="T89"/></text:p>
          <text:list>
            <text:list-item>
              <text:p text:style-name="P90"><text:span text:style-name="T89">Archivo: </text:span><text:span text:style-name="T90">capturas/tbConfHora1.png</text:span></text:p>
            </text:list-item>
            <text:list-item>
              <text:p text:style-name="P90"><text:span text:style-name="T89">Archivo: </text:span><text:span text:style-name="T90">capturas/tbConfHora2.png</text:span></text:p>
            </text:list-item>
            <text:list-item>
              <text:p text:style-name="P31"><text:span text:style-name="T82">Archivo: </text:span><text:span text:style-name="T83">capturas/tbC</text:span><text:span text:style-name="T79">on</text:span><text:span text:style-name="T83">fHo</text:span><text:span text:style-name="T79">r</text:span><text:span text:style-name="T83">a3.png. </text:span></text:p>
            </text:list-item>
            <text:list-item>
              <text:p text:style-name="P31"><text:span text:style-name="T82">Archivo: </text:span><text:span text:style-name="T83">capturas/tbC</text:span><text:span text:style-name="T79">on</text:span><text:span text:style-name="T83">fHo</text:span><text:span text:style-name="T79">r</text:span><text:span text:style-name="T83">a4.png.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sús Mazuecos</meta:initial-creator>
    <meta:creation-date>2012-04-03T16:37:34</meta:creation-date>
    <meta:generator>OpenOffice.org/3.2$Linux OpenOffice.org_project/320m19$Build-9505</meta:generator>
    <dc:date>2012-04-04T18:24:27</dc:date>
    <dc:creator>Jesús Mazuecos</dc:creator>
    <meta:editing-duration>PT04H36M09S</meta:editing-duration>
    <meta:editing-cycles>52</meta:editing-cycles>
    <meta:document-statistic meta:table-count="0" meta:image-count="0" meta:object-count="0" meta:page-count="10" meta:paragraph-count="172" meta:word-count="2474" meta:character-count="14007"/>
  </office:meta>
</office:document-meta>
</file>